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Droid Naskh Shift Alt" svg:font-family="'Droid Naskh Shift Al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2736in"/>
    </style:style>
    <style:style style:name="co3" style:family="table-column">
      <style:table-column-properties fo:break-before="auto" style:column-width="2.9244in"/>
    </style:style>
    <style:style style:name="co4" style:family="table-column">
      <style:table-column-properties fo:break-before="auto" style:column-width="1.1575in"/>
    </style:style>
    <style:style style:name="co5" style:family="table-column">
      <style:table-column-properties fo:break-before="auto" style:column-width="7.328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52in" fo:break-before="auto" style:use-optimal-row-height="true"/>
    </style:style>
    <style:style style:name="ro10"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font-name-asian="Adwaita Sans" style:font-name-complex="Droid Naskh Shift Alt"/>
    </style:style>
    <style:style style:name="ce2" style:family="table-cell" style:parent-style-name="Default">
      <style:text-properties style:font-name="Liberation Sans" style:font-name-asian="Nimbus Sans" style:font-name-complex="Nimbus Sans"/>
    </style:style>
    <style:style style:name="T1" style:family="text">
      <style:text-properties fo:font-size="12pt" fo:font-weight="bold" style:font-size-asian="12pt" style:font-size-complex="12pt"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number-rows-repeated="2">
          <table:table-cell table:number-columns-repeated="11"/>
        </table:table-row>
        <table:table-row table:style-name="ro1">
          <table:table-cell/>
          <table:table-cell office:value-type="string" calcext:value-type="string">
            <text:p>ID</text:p>
          </table:table-cell>
          <table:table-cell office:value-type="string" calcext:value-type="string">
            <text:p>Title</text:p>
          </table:table-cell>
          <table:table-cell office:value-type="string" calcext:value-type="string">
            <text:p>Year</text:p>
          </table:table-cell>
          <table:table-cell office:value-type="string" calcext:value-type="string">
            <text:p>Database</text:p>
          </table:table-cell>
          <table:table-cell table:style-name="ce2" office:value-type="string" calcext:value-type="string">
            <text:p>Include?</text:p>
          </table:table-cell>
          <table:table-cell office:value-type="string" calcext:value-type="string">
            <text:p>Methodology</text:p>
          </table:table-cell>
          <table:table-cell office:value-type="string" calcext:value-type="string">
            <text:p>Type</text:p>
          </table:table-cell>
          <table:table-cell office:value-type="string" calcext:value-type="string">
            <text:p>Key Findings</text:p>
          </table:table-cell>
          <table:table-cell office:value-type="string" calcext:value-type="string">
            <text:p>Notes</text:p>
          </table:table-cell>
          <table:table-cell office:value-type="string" calcext:value-type="string">
            <text:p>url</text:p>
          </table:table-cell>
        </table:table-row>
        <table:table-row table:style-name="ro2">
          <table:table-cell/>
          <table:table-cell office:value-type="float" office:value="1" calcext:value-type="float">
            <text:p>1</text:p>
          </table:table-cell>
          <table:table-cell office:value-type="string" calcext:value-type="string">
            <text:p>Impact of Agile Scrum Methodology on Team’s Productivity and Client Satisfaction – A Case Study</text:p>
            <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No</text:p>
          </table:table-cell>
          <table:table-cell office:value-type="string" calcext:value-type="string">
            <text:p>Scrum</text:p>
          </table:table-cell>
          <table:table-cell office:value-type="string" calcext:value-type="string">
            <text:p>Quantitative</text:p>
          </table:table-cell>
          <table:table-cell office:value-type="string" calcext:value-type="string">
            <text:p>The study compared two similar e-commerce projects: one using traditional waterfall (Ecart) and one using Agile Scrum (SecondCry)</text:p>
            <text:p>Team productivity was higher in the Scrum project with fewer lines of code per person per month and fewer design defects</text:p>
            <text:p>Client satisfaction was significantly higher for the Scrum project based on customer feedback and satisfaction scores</text:p>
            <text:p>Scrum framework provided more streamlined work for the team with constant feedback from clients</text:p>
            <text:p>Agile Scrum improved team morale, effectiveness, and client happiness</text:p>
            <text:p/>
          </table:table-cell>
          <table:table-cell office:value-type="string" calcext:value-type="string">
            <text:p>The study utilized specific metrics including lines of code per person per month, defect counts, customer feedback values, and customer satisfaction scores. The comparison between traditional waterfall and Agile Scrum methodologies was conducted on two e-commerce applications with similar domains but different specifications</text:p>
          </table:table-cell>
          <table:table-cell office:value-type="string" calcext:value-type="string">
            <text:p><text:a xlink:href="https://ieeexplore.ieee.org/document/9725505" xlink:type="simple">https://ieeexplore.ieee.org/document/9725505</text:a></text:p>
          </table:table-cell>
        </table:table-row>
        <table:table-row table:style-name="ro3">
          <table:table-cell/>
          <table:table-cell office:value-type="float" office:value="2" calcext:value-type="float">
            <text:p>2</text:p>
          </table:table-cell>
          <table:table-cell office:value-type="string" calcext:value-type="string">
            <text:p>VSK - A Tripartite Development Model based on the V-Model, the Scrum, and the Kanban Methodologies</text:p>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Hybrid (V-Model, Scrum, Kanban)</text:p>
          </table:table-cell>
          <table:table-cell office:value-type="string" calcext:value-type="string">
            <text:p>Qualitative</text:p>
          </table:table-cell>
          <table:table-cell office:value-type="string" calcext:value-type="string">
            <text:p>Proposes a new tripartite software development model (VSK) that integrates traditional V-model with agile methodologies (Scrum and Kanban)</text:p>
            <text:p>Scrum methodology is used for new feature development and release planning</text:p>
            <text:p>Kanban methodology runs in parallel to track bugs and performance issues</text:p>
            <text:p>The hybrid approach aims to integrate software development with systems engineering activities</text:p>
            <text:p>Separating new feature development from issue resolution allows teams to better focus on each aspect</text:p>
            <text:p>Enables frequent interaction between developers and testers, potentially reducing software release time</text:p>
            <text:p/>
          </table:table-cell>
          <table:table-cell office:value-type="string" calcext:value-type="string">
            <text:p>The paper is primarily theoretical, proposing a new hybrid methodology rather than empirically testing it. It's designed specifically with automotive and embedded systems environments in mind where the V-model is already commonly used for systems engineering. The authors suggest this model could provide benefits not achievable with existing models.</text:p>
          </table:table-cell>
          <table:table-cell office:value-type="string" calcext:value-type="string">
            <text:p><text:a xlink:href="https://ieeexplore.ieee.org/document/10876952" xlink:type="simple">https://ieeexplore.ieee.org/document/10876952</text:a></text:p>
          </table:table-cell>
        </table:table-row>
        <table:table-row table:style-name="ro4">
          <table:table-cell/>
          <table:table-cell office:value-type="float" office:value="3" calcext:value-type="float">
            <text:p>3</text:p>
          </table:table-cell>
          <table:table-cell office:value-type="string" calcext:value-type="string">
            <text:p>Integrating Scrum Project Management in Information Technology Capstone Course</text:p>
            <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No</text:p>
          </table:table-cell>
          <table:table-cell office:value-type="string" calcext:value-type="string">
            <text:p>Scrum (hybrid with Waterfall)</text:p>
          </table:table-cell>
          <table:table-cell office:value-type="string" calcext:value-type="string">
            <text:p>Quantitative</text:p>
          </table:table-cell>
          <table:table-cell office:value-type="string" calcext:value-type="string">
            <text:p>The study integrated a hybrid Waterfall-Scrum approach in an IT capstone course, combining the planning of Waterfall with the agility of Scrum</text:p>
            <text:p>73% of students found that using Scrum in their own projects was the most effective way to learn Scrum project management</text:p>
            <text:p>Students' knowledge of Scrum concepts improved from 66% to 74% on average from pre-survey to post-survey</text:p>
            <text:p>77% of students agreed that Scrum was helpful for implementing their projects</text:p>
            <text:p>87% believed Scrum would be helpful for their future careers</text:p>
            <text:p>82% recommended teaching Scrum project management in future IT Project courses</text:p>
            <text:p>The hybrid approach allowed students to first plan and design their projects thoroughly, then implement in iterative sprints</text:p>
            <text:p/>
          </table:table-cell>
          <table:table-cell office:value-type="string" calcext:value-type="string">
            <text:p>The study used various pedagogical methods to teach Scrum concepts including lectures, videos, case studies, and real-world examples, but found that practical application in students' own projects was most effective. The project implementation phase was divided into four two-week sprints. Some Scrum elements were modified to fit class schedules (no daily Scrum meetings, combined sprint review and retrospective meetings).</text:p>
          </table:table-cell>
          <table:table-cell office:value-type="string" calcext:value-type="string">
            <text:p><text:a xlink:href="https://ieeexplore.ieee.org/document/10402164" xlink:type="simple">https://ieeexplore.ieee.org/document/10402164</text:a></text:p>
          </table:table-cell>
        </table:table-row>
        <table:table-row table:style-name="ro3">
          <table:table-cell/>
          <table:table-cell office:value-type="float" office:value="4" calcext:value-type="float">
            <text:p>4</text:p>
          </table:table-cell>
          <table:table-cell office:value-type="string" calcext:value-type="string">
            <text:p>DevOps Transformation for Enhanced Airline Booking System</text:p>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Implementation of CI/CD pipelines (using Jenkins and GitLab CI/CD) reduced deployment time, minimized errors, increased deployment frequency, and improved system stability</text:p>
            <text:p>Infrastructure as Code (using Terraform and AWS CloudFormation) allowed for faster and more consistent infrastructure provisioning</text:p>
            <text:p>Experimentation through A/B testing, load testing, and failover simulations provided insights into user behavior and system performance</text:p>
            <text:p>Security testing (vulnerability scanning and penetration testing) helped identify and mitigate security risks</text:p>
            <text:p>Continuous monitoring systems provided real-time visibility into system performance</text:p>
            <text:p>DevOps transformation was found to enhance customer booking experience, increase revenue, and improve market competitiveness</text:p>
            <text:p/>
          </table:table-cell>
          <table:table-cell office:value-type="string" calcext:value-type="string">
            <text:p>The paper presents a case study of DevOps implementation in an airline booking system context. While it mentions quantifiable impacts on customer satisfaction and business metrics, it doesn't provide specific measurement data or comparative analysis with pre-DevOps performance. The study emphasizes that DevOps is not just a technological change but a cultural and organizational shift that can help airlines thrive in a competitive industry landscape.</text:p>
          </table:table-cell>
          <table:table-cell office:value-type="string" calcext:value-type="string">
            <text:p><text:a xlink:href="https://ieeexplore.ieee.org/document/10575224" xlink:type="simple">https://ieeexplore.ieee.org/document/10575224</text:a></text:p>
          </table:table-cell>
        </table:table-row>
        <table:table-row table:style-name="ro5">
          <table:table-cell/>
          <table:table-cell office:value-type="float" office:value="5" calcext:value-type="float">
            <text:p>5</text:p>
          </table:table-cell>
          <table:table-cell office:value-type="string" calcext:value-type="string">
            <text:p>Nova: Revolutionizing Agile Project Management with Scrum and Kanban Integration for Enhanced Team Collaboration and Productivity</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Hybrid (Scrum and Kanban)</text:p>
          </table:table-cell>
          <table:table-cell office:value-type="string" calcext:value-type="string">
            <text:p>Qualitative</text:p>
          </table:table-cell>
          <table:table-cell office:value-type="string" calcext:value-type="string">
            <text:p>Nova integrates Scrum and Kanban methodologies to create a user-friendly project management tool</text:p>
            <text:p>The tool implements a three-tier user structure (Administrator, Project Manager, Developer) that aligns with agile roles</text:p>
            <text:p>Administrators function similarly to Product Owners in Scrum, creating projects and assigning managers</text:p>
            <text:p>Project Managers act as Scrum Masters, facilitating workflow and creating/distributing tasks</text:p>
            <text:p>Real-time updates and customizable reporting improve team communication and stakeholder visibility</text:p>
            <text:p>The hybrid approach combines the structured sprint planning of Scrum with the visual workflow management of Kanban</text:p>
            <text:p>User satisfaction is high due to the intuitive interface that reduces learning curves and operational complexity</text:p>
            <text:p>The tool can also incorporate Waterfall model elements for smaller projects</text:p>
            <text:p/>
          </table:table-cell>
          <table:table-cell office:value-type="string" calcext:value-type="string">
            <text:p>The paper presents Nova as a novel project management tool that addresses common challenges in agile implementation. The study emphasizes the usability advantages of Nova over traditional project management tools, highlighting its intuitive design that makes agile methodologies more accessible. The research involves user feedback surveys and usability tests, though specific metrics on improvement percentages are limited.</text:p>
          </table:table-cell>
          <table:table-cell office:value-type="string" calcext:value-type="string">
            <text:p><text:a xlink:href="https://ieeexplore.ieee.org/document/10923892" xlink:type="simple">https://ieeexplore.ieee.org/document/10923892</text:a></text:p>
          </table:table-cell>
        </table:table-row>
        <table:table-row table:style-name="ro2">
          <table:table-cell/>
          <table:table-cell office:value-type="float" office:value="6" calcext:value-type="float">
            <text:p>6</text:p>
          </table:table-cell>
          <table:table-cell office:value-type="string" calcext:value-type="string">
            <text:p>Scrum Evaluation to Increase Software Development Project Success: A Case Study of Digital Banking Company</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No</text:p>
          </table:table-cell>
          <table:table-cell office:value-type="string" calcext:value-type="string">
            <text:p>Scrum</text:p>
          </table:table-cell>
          <table:table-cell office:value-type="string" calcext:value-type="string">
            <text:p>Qualitative</text:p>
          </table:table-cell>
          <table:table-cell office:value-type="string" calcext:value-type="string">
            <text:p>The study identified five key factors affecting Scrum sprint execution and project delivery time in a digital banking company</text:p>
            <text:p>Teams frequently carried over committed tasks to subsequent sprints, affecting overall project delivery</text:p>
            <text:p>The five factors identified were: problems with self-organization, lack of cross-functionality in teams, changes during the development process, scope creep, and poor testing stage planning</text:p>
            <text:p>Proposed solutions include enhancing team autonomy, ensuring cross-functional skills within teams, better managing requirement changes, breaking down tasks into smaller units, and improving testing documentation</text:p>
            <text:p>According to the 2018 Standish Group Chaos Report cited in the study, projects using agile approaches had 60% greater success rates than those using traditional approaches</text:p>
            <text:p/>
          </table:table-cell>
          <table:table-cell office:value-type="string" calcext:value-type="string">
            <text:p>The case study was conducted at a digital banking company in Indonesia (referred to as XYZ Digital Bank) that used Scrum combined with Kanban, DevOps, and Scrum of Scrum. The research was based on data from eight development teams over nine sprint iterations (January-April 2020). The study emphasizes that project success should be measured not just by the traditional iron triangle (time, cost, scope) but also by alignment with business strategy and stakeholder criteria.</text:p>
          </table:table-cell>
          <table:table-cell office:value-type="string" calcext:value-type="string">
            <text:p><text:a xlink:href="https://ieeexplore.ieee.org/document/9263235" xlink:type="simple">https://ieeexplore.ieee.org/document/9263235</text:a></text:p>
          </table:table-cell>
        </table:table-row>
        <table:table-row table:style-name="ro3">
          <table:table-cell/>
          <table:table-cell office:value-type="float" office:value="7" calcext:value-type="float">
            <text:p>7</text:p>
          </table:table-cell>
          <table:table-cell office:value-type="string" calcext:value-type="string">
            <text:p>Challenges Affecting the Successful Adoption of DevOps Practices: A Systematic Literature </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ystematic literature review identified several key challenges affecting successful DevOps adoption</text:p>
            <text:p>Major challenges include resistance to change, absence of supportive leadership, outdated legacy systems, high investment costs, skills gaps, and communication barriers between development and operations teams</text:p>
            <text:p>The study analyzed 21 research articles from an initial pool of over 21,000 documents using the PRISMA approach</text:p>
            <text:p>DevOps adoption benefits organizations by promoting source control, test automation, cross-functional teams, and continuous delivery</text:p>
            <text:p>Cultural transformation and deep-seated company culture were identified as significant barriers to successful implementation</text:p>
            <text:p>Mitigation strategies include early integration of security measures, leadership investment, high-quality training, starting with small pilot implementations, and chaos engineering</text:p>
            <text:p/>
          </table:table-cell>
          <table:table-cell office:value-type="string" calcext:value-type="string">
            <text:p>The study focuses particularly on challenges faced in developing countries with specific reference to Sri Lanka. It highlights the lack of quantitative research in this area, especially in the Sri Lankan context. The paper notes that while global IT spending is projected to reach $4.5 trillion in 2024, organizations struggle to implement DevOps due to both technical and cultural barriers. The authors call for more localized empirical research to measure the magnitude of each obstacle in specific national contexts.</text:p>
          </table:table-cell>
          <table:table-cell office:value-type="string" calcext:value-type="string">
            <text:p><text:a xlink:href="https://ieeexplore.ieee.org/document/10499735" xlink:type="simple">https://ieeexplore.ieee.org/document/10499735</text:a></text:p>
          </table:table-cell>
        </table:table-row>
        <table:table-row table:style-name="ro4">
          <table:table-cell/>
          <table:table-cell office:value-type="float" office:value="8" calcext:value-type="float">
            <text:p>8</text:p>
          </table:table-cell>
          <table:table-cell office:value-type="string" calcext:value-type="string">
            <text:p>Measurement Based Performance Evaluation of DevOps</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Yes</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conducted an experimental comparison between DevOps and traditional Waterfall approaches using two teams of 6 members each</text:p>
            <text:p>DevOps implementation completed the project in approximately half the time required by the Waterfall approach</text:p>
            <text:p>Three measurement-based quality metrics were used: sprint meetings, throughput, and user story coverage</text:p>
            <text:p>DevOps showed significantly better throughput, completing more units of work early in the project timeline compared to Waterfall</text:p>
            <text:p>User story coverage was higher with DevOps, covering more requirements in fewer weeks</text:p>
            <text:p>Waterfall approach could not cover all user stories in the specified time frame</text:p>
            <text:p>Productivity and efficiency served as essential quality drivers for evaluating DevOps performance</text:p>
            <text:p/>
          </table:table-cell>
          <table:table-cell office:value-type="string" calcext:value-type="string">
            <text:p>The experiment was conducted in 2019 with university students developing a software application. The DevOps implementation used tools such as Jenkins, Apache Maven, and GitHub. The paper addresses one of the key challenges in DevOps adoption - the difficulty in evaluating performance metrics through measurement. The results clearly demonstrate that DevOps not only enhances the quality of software but also improves customer satisfaction through faster delivery and better requirement coverage.</text:p>
          </table:table-cell>
          <table:table-cell office:value-type="string" calcext:value-type="string">
            <text:p><text:a xlink:href="https://ieeexplore.ieee.org/document/9200149" xlink:type="simple">https://ieeexplore.ieee.org/document/9200149</text:a></text:p>
          </table:table-cell>
        </table:table-row>
        <table:table-row table:style-name="ro4">
          <table:table-cell/>
          <table:table-cell office:value-type="float" office:value="9" calcext:value-type="float">
            <text:p>9</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amined critical success factors for DevOps adoption through a qualitative analysis of survey data from 15 software professionals</text:p>
            <text:p>The findings support a three-category model of DevOps critical success factors: organizational, social/cultural, and technical</text:p>
            <text:p>Organizational factors include intra-organizational collaboration, organizational hierarchy, and strategic planning</text:p>
            <text:p>Social and cultural factors include team dynamics (knowledge sharing, collaboration, trust building) and cultural shifts (emphasis on culture over tools)</text:p>
            <text:p>Technical factors include performance engineering, integration, build and test automation, infrastructure, and DevOps as a service</text:p>
            <text:p>The research found strong support for organizational and social/cultural factors, with technical factors also present but less frequently mentioned</text:p>
            <text:p>Successful DevOps adoption requires addressing both technical implementation and the human/cultural aspects of organizational change</text:p>
            <text:p/>
          </table:table-cell>
          <table:table-cell office:value-type="string" calcext:value-type="string">
            <text:p>The study is based on an open-ended survey with DevOps professionals from different countries, with respondents ranging from 3-20 years of experience. The research empirically validates a DevOps critical success factor model previously proposed in the literature. The paper suggests that while technical aspects are important, the organizational and cultural shifts required for successful DevOps adoption are equally critical. The study mentions limitations including small sample size and potential selection bias.</text:p>
          </table:table-cell>
          <table:table-cell office:value-type="string" calcext:value-type="string">
            <text:p><text:a xlink:href="https://ieeexplore.ieee.org/document/9808814" xlink:type="simple">https://ieeexplore.ieee.org/document/9808814</text:a></text:p>
          </table:table-cell>
        </table:table-row>
        <table:table-row table:style-name="ro4">
          <table:table-cell/>
          <table:table-cell office:value-type="float" office:value="10" calcext:value-type="float">
            <text:p>10</text:p>
          </table:table-cell>
          <table:table-cell table:style-name="ce1" office:value-type="string" calcext:value-type="string">
            <text:p>Addressing Performance Regressions in DevOps: Can We Escape from System Performance Testing?</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 and Quantitative</text:p>
          </table:table-cell>
          <table:table-cell office:value-type="string" calcext:value-type="string">
            <text:p>Traditional performance testing is too resource-intensive and time-consuming for DevOps' fast-paced cycles</text:p>
            <text:p>The study proposes alternative approaches to detect and diagnose performance regressions without expensive system performance testing</text:p>
            <text:p>Field operational data can be used to detect performance regressions using black-box machine learning models with mean relative error as low as 2.11%</text:p>
            <text:p>Root causes of performance regressions can be located by analyzing web-access logs and performance metrics from production environments</text:p>
            <text:p>The approach successfully identified performance regressions in both open-source projects and commercial systems</text:p>
            <text:p>Early detection of performance regressions is possible during development by combining small-scale component testing with architectural modeling</text:p>
            <text:p>The techniques were successfully adopted by an industrial research collaborator for a large-scale database-centric system</text:p>
            <text:p/>
          </table:table-cell>
          <table:table-cell table:style-name="ce1" office:value-type="string" calcext:value-type="string">
            <text:p>This paper presents a thesis focused on addressing performance regressions in DevOps environments without relying on expensive and time-consuming system performance testing. The research proposes multiple approaches including analyzing field operational data, locating regression root causes in production, and early detection during development. The work has practical applications with parts already published in peer-reviewed journals (EMSE, TSE) and adopted by industry partners. The thesis demonstrates that performance assurance activities in DevOps can be conducted effectively without extensive system testing.</text:p>
          </table:table-cell>
          <table:table-cell office:value-type="string" calcext:value-type="string">
            <text:p><text:a xlink:href="https://ieeexplore.ieee.org/document/10172727" xlink:type="simple">https://ieeexplore.ieee.org/document/10172727</text:a></text:p>
          </table:table-cell>
        </table:table-row>
        <table:table-row table:style-name="ro4">
          <table:table-cell/>
          <table:table-cell office:value-type="float" office:value="11" calcext:value-type="float">
            <text:p>11</text:p>
          </table:table-cell>
          <table:table-cell office:value-type="string" calcext:value-type="string">
            <text:p>Comparisons on Scrum Team Pairing Strategies: A multi-agent Simulation</text:p>
          </table:table-cell>
          <table:table-cell office:value-type="float" office:value="2020" calcext:value-type="float">
            <text:p>2020</text:p>
          </table:table-cell>
          <table:table-cell office:value-type="string" calcext:value-type="string">
            <text:p>IEEE</text:p>
          </table:table-cell>
          <table:table-cell office:value-type="string" calcext:value-type="string">
            <text:p>Yes</text:p>
          </table:table-cell>
          <table:table-cell office:value-type="string" calcext:value-type="string">
            <text:p>Scrum</text:p>
          </table:table-cell>
          <table:table-cell office:value-type="string" calcext:value-type="string">
            <text:p>Quantitative</text:p>
          </table:table-cell>
          <table:table-cell office:value-type="string" calcext:value-type="string">
            <text:p>The study compares three types of programming strategies in Scrum teams: solo programming, must-pair programming, and intelligent pair programming</text:p>
            <text:p>Intelligent pair programming consistently outperformed the other strategies across different task complexity levels</text:p>
            <text:p>The simulation used a team of 8 agents with varying skill levels (1-10) and tested performance on 50 randomly generated tasks</text:p>
            <text:p>Even with personal conflict rates as high as 15%, intelligent pair programming still performed well</text:p>
            <text:p>When team members had conflicts, novice team members gained more opportunities as task complexity was reduced after partial completion by the conflicted pair</text:p>
            <text:p>Task allocation strategies significantly impact team performance in terms of completion time, effort time, and idle time</text:p>
            <text:p>The study validates that appropriate team composition and task allocation strategies are crucial for efficient software delivery in Scrum</text:p>
            <text:p/>
          </table:table-cell>
          <table:table-cell office:value-type="string" calcext:value-type="string">
            <text:p>The paper presents an agent-based simulation tool to model and evaluate Scrum team dynamics. The research focuses on how different pairing strategies affect team performance under various conditions, including when team members have conflicts. The study defines specific pairing rules for different strategies, with the intelligent pair programming strategy designed to optimize task allocation based on team member skills and task complexity. The simulation results demonstrate that strategic pairing decisions can significantly improve team performance even in challenging environments.</text:p>
          </table:table-cell>
          <table:table-cell office:value-type="string" calcext:value-type="string">
            <text:p><text:a xlink:href="https://ieeexplore.ieee.org/document/9237643" xlink:type="simple">https://ieeexplore.ieee.org/document/9237643</text:a></text:p>
          </table:table-cell>
        </table:table-row>
        <table:table-row table:style-name="ro6">
          <table:table-cell/>
          <table:table-cell office:value-type="float" office:value="12" calcext:value-type="float">
            <text:p>12</text:p>
          </table:table-cell>
          <table:table-cell office:value-type="string" calcext:value-type="string">
            <text:p>Optimizing Cloud Infrastructure Management Using Large Language Models: A DevOps Perspective</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proposes integrating Large Language Models (LLMs) into cloud infrastructure management to enhance DevOps practices</text:p>
            <text:p>A specialized model called DevOpsBERT was developed by augmenting the BERT architecture with domain-specific knowledge for cloud management</text:p>
            <text:p>Using Google Cluster Usage traces as a dataset, the research demonstrated that LLMs can significantly improve predictive accuracy for system anomalies</text:p>
            <text:p>The model showed effectiveness in optimizing resource allocation and enhancing infrastructure efficiency and reliability</text:p>
            <text:p/>
          </table:table-cell>
          <table:table-cell office:value-type="string" calcext:value-type="string">
            <text:p>This paper focuses on using LLMs to enhance cloud infrastructure management within DevOps environments, rather than evaluating DevOps as a work methodology itself. It doesn't provide evidence about the effectiveness, efficiency, or productivity of DevOps compared to other methodologies, making it irrelevant for a scoping review on software development methodologies.</text:p>
          </table:table-cell>
          <table:table-cell office:value-type="string" calcext:value-type="string">
            <text:p><text:a xlink:href="https://ieeexplore.ieee.org/document/10760725" xlink:type="simple">https://ieeexplore.ieee.org/document/10760725</text:a></text:p>
          </table:table-cell>
        </table:table-row>
        <table:table-row table:style-name="ro7">
          <table:table-cell/>
          <table:table-cell office:value-type="float" office:value="13" calcext:value-type="float">
            <text:p>13</text:p>
          </table:table-cell>
          <table:table-cell office:value-type="string" calcext:value-type="string">
            <text:p>Digital Dashboards to Track Performances of Order Management Division Using SCOR and Waterfall Model</text:p>
          </table:table-cell>
          <table:table-cell office:value-type="float" office:value="2023" calcext:value-type="float">
            <text:p>2023</text:p>
          </table:table-cell>
          <table:table-cell office:value-type="string" calcext:value-type="string">
            <text:p>IEEE</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study implemented a digital dashboard for tracking order management performance using the Waterfall model</text:p>
            <text:p>The project simply applied the Waterfall model in developing a dashboard without evaluating the effectiveness of the methodology itself</text:p>
            <text:p>No comparison with other methodologies or assessment of Waterfall's efficiency is provided</text:p>
            <text:p/>
          </table:table-cell>
          <table:table-cell office:value-type="string" calcext:value-type="string">
            <text:p>This paper describes using the Waterfall model to develop a performance dashboard, but it doesn't evaluate the Waterfall methodology's effectiveness, efficiency, or productivity compared to other work methodologies. It merely documents an application of the Waterfall model without providing evidence about its comparative strengths or weaknesses, making it irrelevant for a scoping review on software development methodologies.</text:p>
          </table:table-cell>
          <table:table-cell office:value-type="string" calcext:value-type="string">
            <text:p><text:a xlink:href="https://ieeexplore.ieee.org/document/10337501" xlink:type="simple">https://ieeexplore.ieee.org/document/10337501</text:a></text:p>
          </table:table-cell>
        </table:table-row>
        <table:table-row table:style-name="ro4">
          <table:table-cell/>
          <table:table-cell office:value-type="float" office:value="14" calcext:value-type="float">
            <text:p>14</text:p>
          </table:table-cell>
          <table:table-cell office:value-type="string" calcext:value-type="string">
            <text:p>A Comparative Study of Implementing Agile Methodology and Scrum Framework for Software Development</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Scrum And Agiel</text:p>
          </table:table-cell>
          <table:table-cell office:value-type="string" calcext:value-type="string">
            <text:p>Qualitative</text:p>
          </table:table-cell>
          <table:table-cell office:value-type="string" calcext:value-type="string">
            <text:p>The paper compares Agile methodology and Scrum framework implementations in software development</text:p>
            <text:p>Provides case studies of major companies that have successfully implemented Agile/Scrum: Google, IBM, Spotify, Intel, and Cisco</text:p>
            <text:p>Intel reported a 66% reduction in project cycle time using two-week Scrum sprints</text:p>
            <text:p>Cisco reduced defects by 40% after switching from Waterfall to Agile, with defect elimination efficiency increasing by 14%</text:p>
            <text:p>The study highlights the benefits of Agile/Scrum including faster project deliverables, effective management of changing requirements, and improved team collaboration</text:p>
            <text:p>Companies adopting Agile methodologies show improved indicators like defect backlog, on-time delivery, maintenance, and innovation</text:p>
            <text:p>The paper compares Agile/Scrum with traditional Waterfall and V models, emphasizing the advantages of iterative development</text:p>
            <text:p/>
          </table:table-cell>
          <table:table-cell office:value-type="string" calcext:value-type="string">
            <text:p>The paper provides a qualitative analysis of Agile and Scrum implementations with real-world examples from major technology companies. It outlines the principles, motivation, characteristics, and implementation details of Scrum, along with benefits and limitations. While not a rigorous quantitative study, it offers valuable insights into how large organizations have successfully adopted these methodologies with measurable improvements in productivity and quality.</text:p>
          </table:table-cell>
          <table:table-cell office:value-type="string" calcext:value-type="string">
            <text:p><text:a xlink:href="https://ieeexplore.ieee.org/document/10047477" xlink:type="simple">https://ieeexplore.ieee.org/document/10047477</text:a></text:p>
          </table:table-cell>
        </table:table-row>
        <table:table-row table:style-name="ro4">
          <table:table-cell/>
          <table:table-cell office:value-type="float" office:value="15" calcext:value-type="float">
            <text:p>15</text:p>
          </table:table-cell>
          <table:table-cell office:value-type="string" calcext:value-type="string">
            <text:p>The Impact of Code Ownership of DevOps Artefacts on the Outcome of DevOps CI Builds</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Yes</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analyzed 892,193 CircleCI builds across 1,689 open-source projects to evaluate DevOps effectiveness</text:p>
            <text:p>Higher code ownership of DevOps artifacts is strongly associated with more successful CI builds (19% increased chance of success per percentage increase in DevOps code ownership)</text:p>
            <text:p>Projects with skewed DevOps contributions (where few developers make most DevOps changes) have higher success rates for CI builds</text:p>
            <text:p>For large organizations, dedicated DevOps personnel produce better outcomes than having all developers contribute to DevOps files</text:p>
            <text:p>For smaller organizations (fewer than 6 developers), a more balanced approach with all developers contributing to DevOps can be effective</text:p>
            <text:p>The study quantifiably demonstrates that proper DevOps implementation strategies significantly impact efficiency and productivity</text:p>
            <text:p>The chronological code ownership explained 0.69% of variance in build outcomes, while committers' average experience explained 44% of the variance</text:p>
            <text:p/>
          </table:table-cell>
          <table:table-cell office:value-type="string" calcext:value-type="string">
            <text:p>This is a rigorous, large-scale empirical study that directly addresses the efficiency and productivity of different DevOps implementation strategies. The research provides concrete evidence about which DevOps approaches are most effective in different organizational contexts, with statistical significance. The findings have important implications for how teams should be structured to maximize DevOps benefits, suggesting that "you build it, you run it" philosophy works well for small teams, while larger organizations benefit from specialized DevOps roles.</text:p>
          </table:table-cell>
          <table:table-cell office:value-type="string" calcext:value-type="string">
            <text:p><text:a xlink:href="https://ieeexplore.ieee.org/document/10555822" xlink:type="simple">https://ieeexplore.ieee.org/document/10555822</text:a></text:p>
          </table:table-cell>
        </table:table-row>
        <table:table-row table:style-name="ro4">
          <table:table-cell/>
          <table:table-cell office:value-type="float" office:value="16" calcext:value-type="float">
            <text:p>16</text:p>
          </table:table-cell>
          <table:table-cell office:value-type="string" calcext:value-type="string">
            <text:p>Agile AI and Firmware Management in IoT: DevOps for Low-Power Microcontroller-Based Platforms</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ntitative</text:p>
          </table:table-cell>
          <table:table-cell office:value-type="string" calcext:value-type="string">
            <text:p>The study implements a DevOps-based system for continuous integration and deployment (CI/CD) of AI models and firmware to IoT devices</text:p>
            <text:p>The implementation demonstrates significant efficiency improvements through automated deployment processes</text:p>
            <text:p>The CI/CD pipeline reduces manual intervention needs and streamlines the update process across distributed IoT environments</text:p>
            <text:p>The system demonstrated measurable performance metrics with a total average deployment time of 376.18 seconds for a complete AI model update cycle</text:p>
            <text:p>Deployment scaling experiments found optimal performance constraints (Kubernetes faced challenges deploying over 110 pods)</text:p>
            <text:p>Resource utilization tests provided quantitative data on system performance under different workloads</text:p>
            <text:p>The paper quantifies the relationship between the number of containers and deployment times (10 pods averaged 10 seconds, while 100 pods took around 121 seconds)</text:p>
            <text:p/>
          </table:table-cell>
          <table:table-cell office:value-type="string" calcext:value-type="string">
            <text:p>This paper presents a practical implementation and quantitative evaluation of DevOps methodologies in IoT environments. It provides concrete measurements of performance metrics, resource utilization, and scaling capabilities. The study empirically demonstrates the efficiency of DevOps practices for continuous deployment to distributed systems, offering evidence of how DevOps methodology improves software delivery speed and automation. While focused on IoT applications, the quantitative results regarding deployment time, scaling, and resource utilization provide valuable evidence for the effectiveness of DevOps in managing complex software deployments.</text:p>
          </table:table-cell>
          <table:table-cell office:value-type="string" calcext:value-type="string">
            <text:p><text:a xlink:href="https://ieeexplore.ieee.org/document/10612585" xlink:type="simple">https://ieeexplore.ieee.org/document/10612585</text:a></text:p>
          </table:table-cell>
        </table:table-row>
        <table:table-row table:style-name="ro4">
          <table:table-cell/>
          <table:table-cell office:value-type="float" office:value="17" calcext:value-type="float">
            <text:p>17</text:p>
          </table:table-cell>
          <table:table-cell office:value-type="string" calcext:value-type="string">
            <text:p>Optimizing Scrum's Effectiveness in Distributed Software Development Environment during the Pandemic Era: A Systematic Literature Review</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s five critical success factors for Scrum implementation in distributed environments: organizational, people, process, technical, and project factors</text:p>
            <text:p>Three factors (organizational, process, and project) were found to have significant influence on project management success</text:p>
            <text:p>Strong organizational support is essential when implementing Scrum in distributed environments</text:p>
            <text:p>People factors are important, with communication being crucial for project success</text:p>
            <text:p>For distributed teams, specific adaptations are needed including asynchronous communication tools and clear role assignment</text:p>
            <text:p>The pandemic-driven shift to remote work highlighted the need for optimized Scrum practices in distributed settings</text:p>
            <text:p>Technical factors like knowledge of tools and standardization are important for successful implementation</text:p>
            <text:p/>
          </table:table-cell>
          <table:table-cell office:value-type="string" calcext:value-type="string">
            <text:p>This systematic literature review analyzed 122 papers to identify critical success factors for Scrum implementation in distributed software development environments. The paper is particularly relevant as it focuses on optimizing Scrum during the pandemic era when remote work became necessary. The study provides evidence-based recommendations for implementing Scrum effectively in distributed environments. The findings help both practitioners and researchers understand the challenges of distributed software development projects and develop more effective project management solutions using the Scrum methodology.</text:p>
          </table:table-cell>
          <table:table-cell office:value-type="string" calcext:value-type="string">
            <text:p><text:a xlink:href="https://ieeexplore.ieee.org/document/9759870" xlink:type="simple">https://ieeexplore.ieee.org/document/9759870</text:a></text:p>
          </table:table-cell>
        </table:table-row>
        <table:table-row table:style-name="ro4">
          <table:table-cell/>
          <table:table-cell office:value-type="float" office:value="18" calcext:value-type="float">
            <text:p>18</text:p>
          </table:table-cell>
          <table:table-cell office:value-type="string" calcext:value-type="string">
            <text:p>DevOps Maturity; A Systematic Literature Review</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d and compared 15 different DevOps maturity models through a systematic literature review of 21 publications</text:p>
            <text:p>The CALMS framework (Culture, Automation, Lean, Measurement, Sharing) was identified as one of the foundational models for DevOps implementation</text:p>
            <text:p>Most maturity models define 4-5 levels of maturity, though some models offer up to 10 levels</text:p>
            <text:p>Key dimensions for DevOps maturity included culture, automation, communication/collaboration, process, technology, and measurement</text:p>
            <text:p>Only 6 of the 15 identified models have been properly validated using empirical methods</text:p>
            <text:p>Organizations show a positive correlation between frequency of DevOps usage and organizational maturity in achieving goals</text:p>
            <text:p>The study highlights the need for more empirical research and standardization in DevOps maturity assessment</text:p>
            <text:p/>
          </table:table-cell>
          <table:table-cell office:value-type="string" calcext:value-type="string">
            <text:p>This systematic literature review provides a comprehensive analysis of DevOps maturity models and their application in software development organizations. The paper thoroughly examines how different maturity models conceptualize and measure DevOps effectiveness, noting significant variation in approaches. The study is particularly valuable for understanding how to evaluate the effectiveness of DevOps implementations and identifying areas for improvement. The research also highlights the challenges organizations face in DevOps adoption and the importance of using validated maturity models to guide implementation.</text:p>
          </table:table-cell>
          <table:table-cell office:value-type="string" calcext:value-type="string">
            <text:p><text:a xlink:href="https://ieeexplore.ieee.org/document/10550493" xlink:type="simple">https://ieeexplore.ieee.org/document/10550493</text:a></text:p>
          </table:table-cell>
        </table:table-row>
        <table:table-row table:style-name="ro6">
          <table:table-cell/>
          <table:table-cell office:value-type="float" office:value="19" calcext:value-type="float">
            <text:p>19</text:p>
          </table:table-cell>
          <table:table-cell office:value-type="string" calcext:value-type="string">
            <text:p>Implementing Microservice Architecture in E-Commerce with DevOps Practice</text:p>
          </table:table-cell>
          <table:table-cell office:value-type="float" office:value="2024" calcext:value-type="float">
            <text:p>2024</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paper presents an implementation of microservice architecture in an e-commerce platform using DevOps practices</text:p>
            <text:p>The study demonstrates improved performance metrics when using microservices compared to monolithic architecture</text:p>
            <text:p>DevOps principles facilitated rapid development cycles, continuous code integration, and automated deployment</text:p>
            <text:p>The implementation showed strong scalability, handling high request loads without compromising user experience</text:p>
            <text:p/>
          </table:table-cell>
          <table:table-cell office:value-type="string" calcext:value-type="string">
            <text:p>While this paper discusses DevOps as a methodology, it primarily focuses on the technical implementation of microservice architecture in e-commerce rather than evaluating DevOps as a work methodology. The paper does not provide significant evidence about the effectiveness, efficiency, or productivity of DevOps compared to other work methodologies. It's more of a case study of implementing a specific technical architecture using DevOps practices rather than an evaluation of DevOps itself as a work methodology. For your scoping review on the evidence foundations for work methodologies, this paper doesn't provide substantial comparative or evaluative evidence about DevOps effectiveness.</text:p>
          </table:table-cell>
          <table:table-cell office:value-type="string" calcext:value-type="string">
            <text:p><text:a xlink:href="https://ieeexplore.ieee.org/document/10581082" xlink:type="simple">https://ieeexplore.ieee.org/document/10581082</text:a></text:p>
          </table:table-cell>
        </table:table-row>
        <table:table-row table:style-name="ro6">
          <table:table-cell/>
          <table:table-cell office:value-type="float" office:value="20" calcext:value-type="float">
            <text:p>20</text:p>
          </table:table-cell>
          <table:table-cell office:value-type="string" calcext:value-type="string">
            <text:p>DevOps for Digital Business: Optimizing the Performance and Economic Efficiency of Software Products for Digital Business</text:p>
          </table:table-cell>
          <table:table-cell office:value-type="float" office:value="2022" calcext:value-type="float">
            <text:p>2022</text:p>
          </table:table-cell>
          <table:table-cell office:value-type="string" calcext:value-type="string">
            <text:p>IEEE</text:p>
          </table:table-cell>
          <table:table-cell office:value-type="string" calcext:value-type="string">
            <text:p>No</text:p>
          </table:table-cell>
          <table:table-cell office:value-type="string" calcext:value-type="string">
            <text:p>DevOps</text:p>
          </table:table-cell>
          <table:table-cell office:value-type="string" calcext:value-type="string">
            <text:p>Theorethical</text:p>
          </table:table-cell>
          <table:table-cell office:value-type="string" calcext:value-type="string">
            <text:p>The paper proposes an autonomic management framework for economic-driven adaptive resource allocation</text:p>
            <text:p>The proposed framework combines performance and economic considerations in resource management</text:p>
            <text:p>The study is theoretical, presenting a PhD research plan rather than completed research with empirical results</text:p>
            <text:p>The paper discusses a hybrid performance-economic model, a decision support system, and a self-adaptation management system based on MAPE architecture</text:p>
            <text:p/>
          </table:table-cell>
          <table:table-cell office:value-type="string" calcext:value-type="string">
            <text:p>This paper describes a PhD research proposal rather than completed research with empirical findings about DevOps effectiveness. While it discusses DevOps concepts and cloud resource management, it does not provide evidence about the efficiency or productivity of DevOps as a work methodology compared to others. The paper focuses on proposing a theoretical framework for optimizing cloud resources and economics, but lacks empirical data, validation, or comparative analysis of DevOps effectiveness that would be relevant for your scoping review on work methodologies.</text:p>
          </table:table-cell>
          <table:table-cell office:value-type="string" calcext:value-type="string">
            <text:p><text:a xlink:href="https://ieeexplore.ieee.org/document/9800068" xlink:type="simple">https://ieeexplore.ieee.org/document/9800068</text:a></text:p>
          </table:table-cell>
        </table:table-row>
        <table:table-row table:style-name="ro5">
          <table:table-cell/>
          <table:table-cell office:value-type="float" office:value="21" calcext:value-type="float">
            <text:p>21</text:p>
          </table:table-cell>
          <table:table-cell office:value-type="string" calcext:value-type="string">
            <text:p>The Proposition of Process Flow Model for Scrum and eXtreme Programming</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Scrum and XP (Extreme Programming)</text:p>
          </table:table-cell>
          <table:table-cell office:value-type="string" calcext:value-type="string">
            <text:p>Qualitative</text:p>
          </table:table-cell>
          <table:table-cell office:value-type="string" calcext:value-type="string">
            <text:p>The paper presents detailed process flow models for both Scrum and XP methodologies using BPMN notation</text:p>
            <text:p>Scrum is identified as the most popular agile method, operating in three phases: pre-game, game, and post-game</text:p>
            <text:p>XP follows six phases: exploration, planning, iteration to release, productionizing, maintenance, and death phase</text:p>
            <text:p>The study highlights that Scrum focuses on management and project organization while XP concentrates on development activities</text:p>
            <text:p>A key difference is that changes cannot be implemented during iteration in Scrum but can be reinstated in XP if a need is not executed</text:p>
            <text:p>XP teams work according to customer-defined priorities whereas Scrum teams can work as per their choice within a sprint</text:p>
            <text:p>The analysis suggests these methodologies work well together as they address different issues and complement each other</text:p>
            <text:p>Data from industry surveys shows increasing adoption of both Scrum and Scrum/XP hybrid methods from 2015-2019</text:p>
            <text:p/>
          </table:table-cell>
          <table:table-cell office:value-type="string" calcext:value-type="string">
            <text:p>This paper provides a systematic comparison of two major agile methodologies and presents them as detailed process flow models. While it doesn't contain empirical data on the effectiveness of these methods, it offers valuable insights into their operational structures, similarities, and differences. The paper explains how each methodology functions in practice and would be useful for understanding the implementation aspects of Scrum and XP. The observation that these methodologies can complement each other supports the trend shown in the cited industry surveys of increasing adoption of Scrum/XP hybrid approaches.</text:p>
          </table:table-cell>
          <table:table-cell office:value-type="string" calcext:value-type="string">
            <text:p><text:a xlink:href="https://dl.acm.org/doi/10.1145/3454127.3457627" xlink:type="simple">https://dl.acm.org/doi/10.1145/3454127.3457627</text:a></text:p>
          </table:table-cell>
        </table:table-row>
        <table:table-row table:style-name="ro4">
          <table:table-cell/>
          <table:table-cell office:value-type="float" office:value="22" calcext:value-type="float">
            <text:p>22</text:p>
          </table:table-cell>
          <table:table-cell office:value-type="string" calcext:value-type="string">
            <text:p>Software Craftsmanship Skill using Extreme Programming for Quality Improvement: A Case of Very Small Software Organization</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XP</text:p>
          </table:table-cell>
          <table:table-cell office:value-type="string" calcext:value-type="string">
            <text:p>Qualitative</text:p>
          </table:table-cell>
          <table:table-cell office:value-type="string" calcext:value-type="string">
            <text:p>The case study demonstrates how XP practices effectively improved software quality in a very small organization with only two developers</text:p>
            <text:p>Three specific XP practices (test-driven development, simple design, and refactoring) were implemented to improve software quality</text:p>
            <text:p>The study combined software craftsmanship ideology with XP methodologies to address software quality issues</text:p>
            <text:p>SonarQube analysis showed the original software had significant quality issues including 3.1K-3.7K bugs (grade C-E) and high code duplication (5.6%-9.7%)</text:p>
            <text:p>The case showed that architectural redesign combined with XP practices provided an effective approach for small teams with limited resources</text:p>
            <text:p>XP was particularly suitable for this organization because it can be effectively implemented with as few as two developers</text:p>
            <text:p>The implementation included a transition from monolithic to microservices architecture to reduce maintenance complexity</text:p>
            <text:p/>
          </table:table-cell>
          <table:table-cell office:value-type="string" calcext:value-type="string">
            <text:p>This paper provides a practical case study of XP implementation in a very small software organization, which is valuable as it shows the methodology's effectiveness in resource-constrained environments. The study demonstrates measurable quality improvements through the application of XP practices. The authors highlight how software craftsmanship (an ideology focused on code quality) can be effectively implemented through XP practices, providing evidence that XP is particularly well-suited for situations where code quality is a priority. The combination of architectural redesign with XP methodology offers insights into how organizations can approach major quality improvement initiatives.</text:p>
          </table:table-cell>
          <table:table-cell office:value-type="string" calcext:value-type="string">
            <text:p><text:a xlink:href="https://dl.acm.org/doi/10.1145/3457784.3457835" xlink:type="simple">https://dl.acm.org/doi/10.1145/3457784.3457835</text:a></text:p>
          </table:table-cell>
        </table:table-row>
        <table:table-row table:style-name="ro5">
          <table:table-cell/>
          <table:table-cell office:value-type="float" office:value="23" calcext:value-type="float">
            <text:p>23</text:p>
          </table:table-cell>
          <table:table-cell office:value-type="string" calcext:value-type="string">
            <text:p>An experience in the use of SCRUM and KANBAN for project development in a Waterfall environment</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Waterfall, Scrum, Kanban</text:p>
          </table:table-cell>
          <table:table-cell office:value-type="string" calcext:value-type="string">
            <text:p>Qualitative</text:p>
          </table:table-cell>
          <table:table-cell office:value-type="string" calcext:value-type="string">
            <text:p>The study reports on a team's experience transitioning from a pure Waterfall environment to a hybrid approach incorporating Scrum and Kanban methodologies</text:p>
            <text:p>The team successfully implemented these methodologies across four independent projects while continuing to work within a larger Waterfall environment</text:p>
            <text:p>Scrum showed a high success rate of approximately 90% for Projects A and B, while a hybrid project (C) using Scrum initially had only 45% success rate</text:p>
            <text:p>Kanban proved more flexible for managing projects with shifting team members and priorities</text:p>
            <text:p>Daily meetings significantly improved team communication and allowed quick resolution of impediments</text:p>
            <text:p>Technical practices such as pair programming and smaller task divisions ("baby steps") enhanced code quality and productivity</text:p>
            <text:p>The COVID-19 pandemic forced additional adaptations to remote work but did not prevent successful implementation</text:p>
            <text:p>The paper demonstrates that Agile methodologies can coexist effectively with Waterfall when applied to the appropriate types of projects</text:p>
            <text:p/>
          </table:table-cell>
          <table:table-cell office:value-type="string" calcext:value-type="string">
            <text:p>This case study provides valuable real-world evidence about how different methodologies can be combined effectively. The study is particularly useful because it presents concrete metrics about success rates and describes specific challenges encountered during implementation. The paper offers insights into how a team successfully transitioned between methodologies based on project needs while maintaining productivity. The findings demonstrate how Agile practices can be integrated into a traditional Waterfall environment, with evidence that this combination improved project delivery predictability, activity organization, and team communication.</text:p>
          </table:table-cell>
          <table:table-cell office:value-type="string" calcext:value-type="string">
            <text:p><text:a xlink:href="https://dl.acm.org/doi/10.1145/3493244.3493267" xlink:type="simple">https://dl.acm.org/doi/10.1145/3493244.3493267</text:a></text:p>
          </table:table-cell>
        </table:table-row>
        <table:table-row table:style-name="ro8">
          <table:table-cell/>
          <table:table-cell office:value-type="float" office:value="24" calcext:value-type="float">
            <text:p>24</text:p>
          </table:table-cell>
          <table:table-cell office:value-type="string" calcext:value-type="string">
            <text:p><text:a xlink:href="https://dl.acm.org/doi/proceedings/10.1145/3677997" xlink:type="simple">FProPer 2024: Proceedings of the 1st ACM SIGPLAN International Workshop on Functional Programming for Productivityand Performance</text:a></text:p>
            <text:p/>
          </table:table-cell>
          <table:table-cell office:value-type="float" office:value="2024" calcext:value-type="float">
            <text:p>2024</text:p>
          </table:table-cell>
          <table:table-cell office:value-type="string" calcext:value-type="string">
            <text:p>ACM</text:p>
          </table:table-cell>
          <table:table-cell table:number-columns-repeated="4" office:value-type="string" calcext:value-type="string">
            <text:p>No</text:p>
          </table:table-cell>
          <table:table-cell office:value-type="string" calcext:value-type="string">
            <text:p>Workshop procedings</text:p>
          </table:table-cell>
          <table:table-cell office:value-type="string" calcext:value-type="string">
            <text:p><text:a xlink:href="https://dl.acm.org/doi/10.1145/3493244.3493267" xlink:type="simple">https://dl.acm.org/doi/10.1145/3493244.3493267</text:a></text:p>
          </table:table-cell>
        </table:table-row>
        <table:table-row table:style-name="ro1">
          <table:table-cell/>
          <table:table-cell office:value-type="float" office:value="25" calcext:value-type="float">
            <text:p>25</text:p>
          </table:table-cell>
          <table:table-cell office:value-type="string" calcext:value-type="string">
            <text:p>A Theory of Scrum Team Effectivenes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Yes</text:p>
          </table:table-cell>
          <table:table-cell office:value-type="string" calcext:value-type="string">
            <text:p>Scrum</text:p>
          </table:table-cell>
          <table:table-cell office:value-type="string" calcext:value-type="string">
            <text:p>Qualitative and Quantitative</text:p>
          </table:table-cell>
          <table:table-cell office:value-type="string" calcext:value-type="string">
            <text:p>The study identified five high-level factors that determine Scrum team effectiveness: (1) responsiveness (ability to respond quickly to emerging needs through frequent releases), (2) stakeholder concern (awareness of stakeholder needs), (3) continuous improvement (climate that encourages learning and improvement), (4) team autonomy (self-management and cross-functionality), and (5) management support. These factors together explain 75.6% of variance in team effectiveness, with stakeholder satisfaction (57.9%) and team morale (34.9%). The most effective teams are those that pair the ability to frequently release with a strong focus on stakeholder needs. This theoretical model was validated through a large-scale survey with 4,940 software professionals across 1,978 Scrum teams.</text:p>
          </table:table-cell>
          <table:table-cell office:value-type="string" calcext:value-type="string">
            <text:p>A comprehensive 7-year investigation comprising two phases: first, 13 exploratory field studies to induce a theoretical model; second, validation through a cross-sectional study using Covariance-Based Structural Equation Modeling (CB-SEM). The study offers practical guidance to organizations on designing, assessing, and supporting effective Scrum teams.</text:p>
          </table:table-cell>
          <table:table-cell office:value-type="string" calcext:value-type="string">
            <text:p><text:a xlink:href="https://dl.acm.org/doi/10.1145/3571849" xlink:type="simple">https://dl.acm.org/doi/10.1145/3571849</text:a></text:p>
          </table:table-cell>
        </table:table-row>
        <table:table-row table:style-name="ro1">
          <table:table-cell/>
          <table:table-cell office:value-type="float" office:value="26" calcext:value-type="float">
            <text:p>26</text:p>
          </table:table-cell>
          <table:table-cell office:value-type="string" calcext:value-type="string">
            <text:p>Multivocal Literature Review on DevOps critical success factor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d several critical success factors for DevOps implementation through a multivocal literature review: DevOps culture (cross-team collaboration, communication, learning culture), automation processes (test automation, verification, tooling), continuous integration and deployment (CI/CD pipelines, frequent delivery), monitoring and feedback (continuous performance tracking), standardization with tools (consistency and efficiency), team leadership (clear roles, cross-organizational alignment), and DevSecOps (security integration). The research showed that while DevOps has gained significant attention, there is a need to better understand practitioners' perspectives and align academic research with industry practices.</text:p>
          </table:table-cell>
          <table:table-cell office:value-type="string" calcext:value-type="string">
            <text:p>The study was conducted as a multivocal literature review using both academic (white) and non-academic (gray) literature. The researchers used Scopus, IEEE Xplore, ACM Digital Library, Google Scholar, and Google search, applying specific search strings to identify relevant sources. After applying inclusion and exclusion criteria, they analyzed 63 items (36 white literature, 27 gray literature) to identify critical success factors for DevOps implementation. The paper highlights the importance of understanding both academic research and industry practices to enhance DevOps adoption.</text:p>
          </table:table-cell>
          <table:table-cell office:value-type="string" calcext:value-type="string">
            <text:p><text:a xlink:href="https://dl.acm.org/doi/10.1145/3661167.3661236" xlink:type="simple">https://dl.acm.org/doi/10.1145/3661167.3661236</text:a></text:p>
          </table:table-cell>
        </table:table-row>
        <table:table-row table:style-name="ro1">
          <table:table-cell/>
          <table:table-cell office:value-type="float" office:value="27" calcext:value-type="float">
            <text:p>27</text:p>
          </table:table-cell>
          <table:table-cell office:value-type="string" calcext:value-type="string">
            <text:p>Introducing Computer Science Undergraduate Students to DevOps Technologies from Software Engineering Fundamental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successfully introduced DevOps practices and technologies to Computer Science undergraduate students through two Software Engineering fundamentals courses. Students achieved excellent or satisfactory outcomes in developing competencies related to Agile/DevOps practices like Kanban/Scrum, CI/CD pipelines, test automation, and code quality control. The approach connected abstract software engineering concepts to industry-relevant practices through a project-based teaching strategy where students developed and evolved software products in teams. Student outcomes showed 100% satisfactory or excellent results in Software Engineering Fundamentals and 67% satisfactory results in Contemporary Software Development skills. The approach effectively bridged the gap between academic knowledge and industry demands while demonstrating that DevOps concepts can be integrated into existing core courses rather than requiring specialized advanced courses.</text:p>
          </table:table-cell>
          <table:table-cell office:value-type="string" calcext:value-type="string">
            <text:p>The researchers updated two Software Engineering courses to incorporate DevOps practices and technologies, structuring them into laboratory assignments where students worked in teams to develop web applications. The teaching approach used a mix of weekly lectures and hands-on laboratory sessions over 17 weeks. Key tools introduced included Git/GitHub, Jenkins, SonarQube, Selenium, JMeter, OWASP ZAP, and Docker. The authors identified several important lessons, including the need for better preparation in prerequisite courses, improved documentation for tools, better technology integration strategies, enhanced coordination with other courses like Cloud Computing, and improved methods for monitoring individual student participation in teamwork.</text:p>
          </table:table-cell>
          <table:table-cell office:value-type="string" calcext:value-type="string">
            <text:p><text:a xlink:href="https://dl.acm.org/doi/10.1145/3639474.3640071" xlink:type="simple">https://dl.acm.org/doi/10.1145/3639474.3640071</text:a></text:p>
          </table:table-cell>
        </table:table-row>
        <table:table-row table:style-name="ro1">
          <table:table-cell/>
          <table:table-cell office:value-type="float" office:value="28" calcext:value-type="float">
            <text:p>28</text:p>
          </table:table-cell>
          <table:table-cell office:value-type="string" calcext:value-type="string">
            <text:p>Teaching Scrum with a focus on compliance assessment</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Scrum</text:p>
          </table:table-cell>
          <table:table-cell office:value-type="string" calcext:value-type="string">
            <text:p>Qualitative</text:p>
          </table:table-cell>
          <table:table-cell office:value-type="string" calcext:value-type="string">
            <text:p>The study presents a successful approach to teaching Scrum in a Master's level Software Engineering course across five editions. The course combines theoretical principles with hands-on project work over 14 weeks, divided into a 6-week "how-to-do" phase and an 8-week "do" phase with four two-week sprints. Students work in balanced teams to develop web applications while following Scrum practices. The assessment uses both qualitative and quantitative criteria, focusing on team coordination, meeting quality, and project "doneness." Key lessons include: students typically learn to self-organize effectively by the second sprint (after about a month); time tracking and budget compliance are common struggles; teams that kept task sizes small achieved better results; and back-end/front-end division tends to be unsuccessful. The approach demonstrates that Scrum can be effectively taught in university courses with positive learning outcomes and teamwork experiences.</text:p>
          </table:table-cell>
          <table:table-cell office:value-type="string" calcext:value-type="string">
            <text:p>The paper describes a comprehensive approach to teaching and assessing Scrum in an academic environment. The course includes workshops on key Scrum activities (user stories, estimation, planning, daily scrum, review, retrospective) and uses tools like YouTrack, GitHub, SonarCloud, and Docker to support development. Teams are deliberately balanced for diversity in technical skills, nationality, and gender. Assessment uses detailed team assessment cards to evaluate factors like time budget compliance, effort balance, task size, estimation accuracy, and meeting effectiveness. The authors provide actionable tips for educators: set targets on time rather than scope, provide specific time frames, balance teams for diversity, and intervene early for coordination problems. The experience confirms that Scrum can be successfully integrated into Software Engineering curricula with effective assessment approaches.</text:p>
          </table:table-cell>
          <table:table-cell office:value-type="string" calcext:value-type="string">
            <text:p><text:a xlink:href="https://dl.acm.org/doi/10.1145/3661167.3661277" xlink:type="simple">https://dl.acm.org/doi/10.1145/3661167.3661277</text:a></text:p>
          </table:table-cell>
        </table:table-row>
        <table:table-row table:style-name="ro1">
          <table:table-cell/>
          <table:table-cell office:value-type="float" office:value="29" calcext:value-type="float">
            <text:p>29</text:p>
          </table:table-cell>
          <table:table-cell office:value-type="string" calcext:value-type="string">
            <text:p>Software Development Success Criteria for Projects</text:p>
          </table:table-cell>
          <table:table-cell office:value-type="float" office:value="2020" calcext:value-type="float">
            <text:p>2020</text:p>
          </table:table-cell>
          <table:table-cell office:value-type="string" calcext:value-type="string">
            <text:p>ACM</text:p>
          </table:table-cell>
          <table:table-cell office:value-type="string" calcext:value-type="string">
            <text:p>No</text:p>
          </table:table-cell>
          <table:table-cell office:value-type="string" calcext:value-type="string">
            <text:p>Waterfall and XP</text:p>
          </table:table-cell>
          <table:table-cell office:value-type="string" calcext:value-type="string">
            <text:p>Qualitative</text:p>
          </table:table-cell>
          <table:table-cell office:value-type="string" calcext:value-type="string">
            <text:p>The study demonstrates that combining success criteria from Waterfall (WF) and Extreme Programming (XP) software development methodologies can create a more robust success framework for software projects. Through case studies in an IT company in Georgia, involving 42 participants (technical managers, project managers, and engineers), the researchers identified and categorized success factors into five themes: Organizational, People, Process, Project, and Technical factors. The combined framework leverages strengths from both methodologies to better address the challenges of changing IT environments. The hybrid approach helps project managers establish more comprehensive success criteria, potentially leading to higher project success rates.</text:p>
          </table:table-cell>
          <table:table-cell office:value-type="string" calcext:value-type="string">
            <text:p>The study used an interpretive paradigm with qualitative research methods, data collection through semi-structured interviews, and cross-case analysis. The researchers applied constructivism and positivism approaches to develop the hybrid model. The participants were divided into three categories: Technical managers, Project managers, and Engineers. The newly developed success criteria combined the strengths of both methodologies to create a framework that could better accommodate the changing requirements in IT projects. The authors suggest future research should consider success criteria from the entire Agile software development methodology rather than just XP, and involve both software developers and end users.</text:p>
          </table:table-cell>
          <table:table-cell office:value-type="string" calcext:value-type="string">
            <text:p><text:a xlink:href="https://dl.acm.org/doi/10.1145/3374135.3385298" xlink:type="simple">https://dl.acm.org/doi/10.1145/3374135.3385298</text:a></text:p>
          </table:table-cell>
        </table:table-row>
        <table:table-row table:style-name="ro1">
          <table:table-cell/>
          <table:table-cell office:value-type="float" office:value="30" calcext:value-type="float">
            <text:p>30</text:p>
          </table:table-cell>
          <table:table-cell office:value-type="string" calcext:value-type="string">
            <text:p>Supporting Emotional Intelligence, Productivity and Team Goals while Handling Software Requirements Changes</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Scrum, XP, Kanban</text:p>
          </table:table-cell>
          <table:table-cell office:value-type="string" calcext:value-type="string">
            <text:p>qualitative and quantitative</text:p>
          </table:table-cell>
          <table:table-cell office:value-type="string" calcext:value-type="string">
            <text:p>The study identified that emotional intelligence (EI) plays a crucial role in handling software requirements changes (RCs). Through interviews with 18 practitioners and a survey of 106 software professionals, researchers discovered causes (awareness of own emotions, awareness of others' emotions), direct consequences (regulating own emotions, managing relationships), and extended consequences (sustaining productivity, setting and sustaining team goals) of EI during RC handling. Twelve strategies were identified to support EI, with empathizing with others and tracking commitments/decisions as key strategies that strongly correlate with managing emotions, sustaining team productivity, and setting/sustaining team goals. The research found that open and regular communication is the only strategy that assists in achieving all four aspects of EI. The study also revealed that mode of work (remote vs. in-person) affects the execution of these strategies.</text:p>
          </table:table-cell>
          <table:table-cell office:value-type="string" calcext:value-type="string">
            <text:p>This comprehensive mixed-methods study examined the role of emotional intelligence when handling requirements changes in software development. It involved 18 in-depth interviews and a survey of 106 practitioners from various countries. The researchers used Socio-Technical Grounded Theory for analysis and developed a theoretical framework of the "six Cs" (context, conditions, causes, consequences, contingencies/strategies, covariances) of EI during RC handling. The study offers practical recommendations for software teams, including embracing RCs, ensuring effective teamwork practices, encouraging team members to share their feelings, using appropriate tools based on work mode, and applying specific strategies to support different aspects of EI. This is notable as the first study to focus specifically on emotional intelligence in handling software requirements changes.</text:p>
          </table:table-cell>
          <table:table-cell office:value-type="string" calcext:value-type="string">
            <text:p><text:a xlink:href="https://dl.acm.org/doi/10.1145/3664600" xlink:type="simple">https://dl.acm.org/doi/10.1145/3664600</text:a></text:p>
          </table:table-cell>
        </table:table-row>
        <table:table-row table:style-name="ro1">
          <table:table-cell/>
          <table:table-cell office:value-type="float" office:value="31" calcext:value-type="float">
            <text:p>31</text:p>
          </table:table-cell>
          <table:table-cell office:value-type="string" calcext:value-type="string">
            <text:p>A Systematic Literature Review of DevOps Success Factors and Adoption Model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review identified nine key success factors for DevOps adoption: (1) creating a collaborative culture, (2) conveying a common understanding of DevOps, (3) clarifying the benefits of DevOps, (4) starting with small changes, (5) qualifying employees interdisciplinarily, (6) securing leadership commitment, (7) involving customers, (8) expediting the development cycle, and (9) measuring and communicating success. Additionally, three adoption models were identified: a technological model focused on automation levels, and two cultural models emphasizing collaborative culture, enablers, outcomes, and general steps based on ITIL. The study found that despite increasing research on DevOps, a universally accepted definition and standard adoption process remain elusive, with most organizations still at intermediate stages in their DevOps journey.</text:p>
          </table:table-cell>
          <table:table-cell office:value-type="string" calcext:value-type="string">
            <text:p>This systematic literature review analyzed 29 papers published between 2015-2021 from four major databases (IEEE Xplore, Science Direct, Springer Link, and ACM Digital Library). The study revealed that creating a collaborative culture between development and operations teams is universally recognized as the most important success factor. The review primarily addresses the cultural, measurement, and sharing aspects of DevOps rather than focusing on automation. The researchers highlight that while technical models for DevOps adoption are more common, cultural models that emphasize mindset changes and collaboration are less developed but equally crucial. The study provides a valuable foundation for professionals planning DevOps adoption and highlights the need for more research on cultural-centric adoption models.</text:p>
          </table:table-cell>
          <table:table-cell office:value-type="string" calcext:value-type="string">
            <text:p><text:a xlink:href="https://dl.acm.org/doi/10.1145/3628797.3628883" xlink:type="simple">https://dl.acm.org/doi/10.1145/3628797.3628883</text:a></text:p>
          </table:table-cell>
        </table:table-row>
        <table:table-row table:style-name="ro1">
          <table:table-cell/>
          <table:table-cell office:value-type="float" office:value="32" calcext:value-type="float">
            <text:p>32</text:p>
          </table:table-cell>
          <table:table-cell office:value-type="string" calcext:value-type="string">
            <text:p>Evaluating Drug Effectiveness for Antihypertensives in Heart Failure Prognosis: Leveraging Composite Clinical Endpoints and Biomarkers from Electronic Health Records</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table:number-columns-repeated="5"/>
        </table:table-row>
        <table:table-row table:style-name="ro1">
          <table:table-cell/>
          <table:table-cell office:value-type="float" office:value="33" calcext:value-type="float">
            <text:p>33</text:p>
          </table:table-cell>
          <table:table-cell office:value-type="string" calcext:value-type="string">
            <text:p>DevOps Metrics and KPIs: A Multivocal Literature Review</text:p>
          </table:table-cell>
          <table:table-cell office:value-type="float" office:value="2024" calcext:value-type="float">
            <text:p>2024</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identifies 22 main DevOps metrics through a systematic review of 139 documents from academic and industry sources. The four most frequently referenced metrics are Mean Time To Recover (MTTR), Mean Lead-time for Changes (MLT), Deployment Frequency (DF), and Change Failure Rate (CFR). The research proposes a unified definition of DevOps metrics and categorizes them into four areas: Business KPIs, Change KPIs, Operational KPIs, and Cultural KPIs. The authors also present practical guidance for implementing these metrics in organizations through an eight-step process aligned with the DevOps infinity loop. The study demonstrates that while there is significant industry focus on DevOps metrics, academic research in this area remains limited, creating opportunities for further investigation into the relationship between metrics and DevOps capabilities, practices, and outcomes.</text:p>
          </table:table-cell>
          <table:table-cell office:value-type="string" calcext:value-type="string">
            <text:p>This multivocal literature review analyzed 139 publications (both academic and gray literature) gathered using Google search, Scopus, Web of Science, IEEE, ACM, and EBSCO. The study provides comprehensive definitions for each metric, explains their importance, and offers insights on how to improve them. The research also discusses how organizations can implement these metrics in practice through an eight-step process aligned with the DevOps infinity loop: establish a baseline, set targets, automate data collection, release, use dashboards, take action, continuously monitor, and provide feedback. The authors note that metrics should be measurable, relevant, actionable, reliable, and traceable to be effective in guiding DevOps implementation and improvement.</text:p>
          </table:table-cell>
          <table:table-cell office:value-type="string" calcext:value-type="string">
            <text:p><text:a xlink:href="https://dl.acm.org/doi/10.1145/3652508" xlink:type="simple">https://dl.acm.org/doi/10.1145/3652508</text:a></text:p>
          </table:table-cell>
        </table:table-row>
        <table:table-row table:style-name="ro1">
          <table:table-cell/>
          <table:table-cell office:value-type="float" office:value="34" calcext:value-type="float">
            <text:p>34</text:p>
          </table:table-cell>
          <table:table-cell office:value-type="string" calcext:value-type="string">
            <text:p>Lean model applying JIT, Kanban, and Standardized work to increase the productivity and management in a textile SME.</text:p>
          </table:table-cell>
          <table:table-cell office:value-type="float" office:value="2022" calcext:value-type="float">
            <text:p>2022</text:p>
          </table:table-cell>
          <table:table-cell office:value-type="string" calcext:value-type="string">
            <text:p>ACM</text:p>
          </table:table-cell>
          <table:table-cell office:value-type="string" calcext:value-type="string">
            <text:p>No</text:p>
          </table:table-cell>
          <table:table-cell office:value-type="string" calcext:value-type="string">
            <text:p>Kanban</text:p>
          </table:table-cell>
          <table:table-cell office:value-type="string" calcext:value-type="string">
            <text:p>Quantitative</text:p>
          </table:table-cell>
          <table:table-cell office:value-type="string" calcext:value-type="string">
            <text:p>The application of Lean methodologies (JIT, Kanban, and Standardized Work) significantly improved productivity, reduced defective products, and decreased late deliveries in a Peruvian textile SME. The study demonstrated potential for further improvement and scalability.</text:p>
          </table:table-cell>
          <table:table-cell office:value-type="string" calcext:value-type="string">
            <text:p>The study focuses on improving production and warehouse management in a textile SME using Lean tools. It highlights the effectiveness of Kanban, JIT, and Standardized Work in enhancing efficiency and agility.</text:p>
          </table:table-cell>
          <table:table-cell office:value-type="string" calcext:value-type="string">
            <text:p>https://dl.acm.org/doi/10.1145/3524338.3524351</text:p>
          </table:table-cell>
        </table:table-row>
        <table:table-row table:style-name="ro8">
          <table:table-cell/>
          <table:table-cell office:value-type="float" office:value="35" calcext:value-type="float">
            <text:p>35</text:p>
          </table:table-cell>
          <table:table-cell office:value-type="string" calcext:value-type="string">
            <text:p>Q-learning Based Simulation Tool for Studying Effectiveness of</text:p>
            <text:p>Dynamic Application of Fertilizer on Crop Productivity</text:p>
          </table:table-cell>
          <table:table-cell office:value-type="float" office:value="2023" calcext:value-type="float">
            <text:p>2023</text:p>
          </table:table-cell>
          <table:table-cell office:value-type="string" calcext:value-type="string">
            <text:p>ACM</text:p>
          </table:table-cell>
          <table:table-cell office:value-type="string" calcext:value-type="string">
            <text:p>No</text:p>
          </table:table-cell>
          <table:table-cell table:number-columns-repeated="5"/>
        </table:table-row>
        <table:table-row table:style-name="ro1">
          <table:table-cell/>
          <table:table-cell office:value-type="float" office:value="36" calcext:value-type="float">
            <text:p>36</text:p>
          </table:table-cell>
          <table:table-cell office:value-type="string" calcext:value-type="string">
            <text:p>From Failure to Insight: Analyzing Disk Breakdowns in Large-Scale HPC Environments</text:p>
          </table:table-cell>
          <table:table-cell office:value-type="float" office:value="2024" calcext:value-type="float">
            <text:p>2024</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ntitative</text:p>
          </table:table-cell>
          <table:table-cell table:number-columns-repeated="3"/>
        </table:table-row>
        <table:table-row table:style-name="ro1">
          <table:table-cell/>
          <table:table-cell office:value-type="float" office:value="37" calcext:value-type="float">
            <text:p>37</text:p>
          </table:table-cell>
          <table:table-cell office:value-type="string" calcext:value-type="string">
            <text:p>A Quest of Software Process Improvements in DevOps and Kanban: A Case Study in Small Software Company</text:p>
          </table:table-cell>
          <table:table-cell office:value-type="float" office:value="2021" calcext:value-type="float">
            <text:p>2021</text:p>
          </table:table-cell>
          <table:table-cell office:value-type="string" calcext:value-type="string">
            <text:p>ACM</text:p>
          </table:table-cell>
          <table:table-cell office:value-type="string" calcext:value-type="string">
            <text:p>No</text:p>
          </table:table-cell>
          <table:table-cell office:value-type="string" calcext:value-type="string">
            <text:p>Kanban And DevOps</text:p>
          </table:table-cell>
          <table:table-cell office:value-type="string" calcext:value-type="string">
            <text:p>Qualitative</text:p>
          </table:table-cell>
          <table:table-cell office:value-type="string" calcext:value-type="string">
            <text:p>The study explores software process improvements in a small software company using Kanban and DevOps methodologies. It identifies 18 improvement recommendations across domains such as product, people, technology, and process, validated through the Delphi method.</text:p>
          </table:table-cell>
          <table:table-cell office:value-type="string" calcext:value-type="string">
            <text:p>The article focuses on improving software processes in a small company using Kanban and DevOps, making it relevant to the evaluation of development working methodologies.</text:p>
          </table:table-cell>
          <table:table-cell office:value-type="string" calcext:value-type="string">
            <text:p><text:a xlink:href="https://dl.acm.org/doi/10.1145/3451471.3451478" xlink:type="simple">https://dl.acm.org/doi/10.1145/3451471.3451478</text:a></text:p>
          </table:table-cell>
        </table:table-row>
        <table:table-row table:style-name="ro1">
          <table:table-cell/>
          <table:table-cell office:value-type="float" office:value="38" calcext:value-type="float">
            <text:p>38</text:p>
          </table:table-cell>
          <table:table-cell office:value-type="string" calcext:value-type="string">
            <text:p>Effectiveness Analysis of Stacking Models and Voting Models on Heart Failure Prediction</text:p>
          </table:table-cell>
          <table:table-cell office:value-type="float" office:value="2023" calcext:value-type="float">
            <text:p>2023</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ntitative</text:p>
          </table:table-cell>
          <table:table-cell table:number-columns-repeated="2"/>
          <table:table-cell office:value-type="string" calcext:value-type="string">
            <text:p><text:a xlink:href="https://dl.acm.org/doi/10.1145/3653724.3653746" xlink:type="simple">https://dl.acm.org/doi/10.1145/3653724.3653746</text:a></text:p>
          </table:table-cell>
        </table:table-row>
        <table:table-row table:style-name="ro1">
          <table:table-cell/>
          <table:table-cell office:value-type="float" office:value="39" calcext:value-type="float">
            <text:p>39</text:p>
          </table:table-cell>
          <table:table-cell office:value-type="string" calcext:value-type="string">
            <text:p>Architecting Cloud Solutions for Improved Consulting Practices: Leveraging Simulation for Cost, Performance, and Energy Efficiency</text:p>
          </table:table-cell>
          <table:table-cell office:value-type="float" office:value="2023" calcext:value-type="float">
            <text:p>2023</text:p>
          </table:table-cell>
          <table:table-cell office:value-type="string" calcext:value-type="string">
            <text:p>ACM</text:p>
          </table:table-cell>
          <table:table-cell table:number-columns-repeated="2" office:value-type="string" calcext:value-type="string">
            <text:p>No</text:p>
          </table:table-cell>
          <table:table-cell office:value-type="string" calcext:value-type="string">
            <text:p>Qualitative</text:p>
          </table:table-cell>
          <table:table-cell table:number-columns-repeated="2"/>
          <table:table-cell office:value-type="string" calcext:value-type="string">
            <text:p><text:a xlink:href="https://dl.acm.org/doi/10.1145/3603166.3632549" xlink:type="simple">https://dl.acm.org/doi/10.1145/3603166.3632549</text:a></text:p>
          </table:table-cell>
        </table:table-row>
        <table:table-row table:style-name="ro1">
          <table:table-cell/>
          <table:table-cell office:value-type="float" office:value="40" calcext:value-type="float">
            <text:p>40</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ACM</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plores critical success factors for DevOps projects through a qualitative analysis of survey data from DevOps professionals. It identifies technical, organizational, and social/cultural factors as key contributors to DevOps success, providing empirical support for a synthesized framework of critical success factor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dl.acm.org/doi/10.1145/3524614.3528627" xlink:type="simple">https://dl.acm.org/doi/10.1145/3524614.3528627</text:a></text:p>
          </table:table-cell>
        </table:table-row>
        <table:table-row table:style-name="ro1">
          <table:table-cell/>
          <table:table-cell office:value-type="float" office:value="41" calcext:value-type="float">
            <text:p>41</text:p>
          </table:table-cell>
          <table:table-cell office:value-type="string" calcext:value-type="string">
            <text:p>DevOps critical success factors — A systematic literature review</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conducted a systematic literature review to identify nearly 100 critical success factors (CSFs) for DevOps projects, categorizing them into Technical, Organizational, and Social &amp; Cultural dimensions. A synthesized framework is proposed to depict how these CSFs impact DevOps succes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www.sciencedirect.com/science/article/pii/S0950584923000046" xlink:type="simple">https://www.sciencedirect.com/science/article/pii/S0950584923000046</text:a></text:p>
          </table:table-cell>
        </table:table-row>
        <table:table-row table:style-name="ro1">
          <table:table-cell/>
          <table:table-cell office:value-type="float" office:value="42" calcext:value-type="float">
            <text:p>42</text:p>
          </table:table-cell>
          <table:table-cell office:value-type="string" calcext:value-type="string">
            <text:p>A Theory of Scrum Team Effectivenes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Scrum</text:p>
          </table:table-cell>
          <table:table-cell office:value-type="string" calcext:value-type="string">
            <text:p>qualitative and quantitative</text:p>
          </table:table-cell>
          <table:table-cell office:value-type="string" calcext:value-type="string">
            <text:p>The study proposes and validates a theoretical model for Scrum team effectiveness, identifying five high-level factors (responsiveness, stakeholder concern, continuous improvement, team autonomy, and management support) and 13 lower-level factors. The model was validated using data from about 5,000 developers and 2,000 Scrum teams, showing a very good fit with empirical data.</text:p>
          </table:table-cell>
          <table:table-cell office:value-type="string" calcext:value-type="string">
            <text:p>The article focuses on Scrum team effectiveness, making it relevant to the evaluation of development working methodologies.</text:p>
          </table:table-cell>
          <table:table-cell office:value-type="string" calcext:value-type="string">
            <text:p><text:a xlink:href="https://dl.acm.org/doi/full/10.1145/3571849" xlink:type="simple">https://dl.acm.org/doi/full/10.1145/3571849</text:a></text:p>
          </table:table-cell>
        </table:table-row>
        <table:table-row table:style-name="ro1">
          <table:table-cell/>
          <table:table-cell office:value-type="float" office:value="43" calcext:value-type="float">
            <text:p>43</text:p>
          </table:table-cell>
          <table:table-cell office:value-type="string" calcext:value-type="string">
            <text:p>Understanding DevOps critical success factors and organizational practices</text:p>
          </table:table-cell>
          <table:table-cell office:value-type="float" office:value="2022" calcext:value-type="float">
            <text:p>2022</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Qualitative</text:p>
          </table:table-cell>
          <table:table-cell office:value-type="string" calcext:value-type="string">
            <text:p>The study explores critical success factors for DevOps projects through a qualitative analysis of survey data from DevOps professionals. It identifies technical, organizational, and social/cultural factors as key contributors to DevOps success, providing empirical support for a synthesized framework of critical success factors.</text:p>
          </table:table-cell>
          <table:table-cell office:value-type="string" calcext:value-type="string">
            <text:p>The article focuses on DevOps practices and critical success factors, making it relevant to the evaluation of development working methodologies.</text:p>
          </table:table-cell>
          <table:table-cell office:value-type="string" calcext:value-type="string">
            <text:p><text:a xlink:href="https://dl.acm.org/doi/abs/10.1145/3524614.3528627" xlink:type="simple">https://dl.acm.org/doi/abs/10.1145/3524614.3528627</text:a></text:p>
          </table:table-cell>
        </table:table-row>
        <table:table-row table:style-name="ro1">
          <table:table-cell/>
          <table:table-cell office:value-type="float" office:value="44" calcext:value-type="float">
            <text:p>44</text:p>
          </table:table-cell>
          <table:table-cell office:value-type="string" calcext:value-type="string">
            <text:p>Performance Optimization Techniques for Continuous Deployment in Multi-Cloud Environment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Review</text:p>
          </table:table-cell>
          <table:table-cell office:value-type="string" calcext:value-type="string">
            <text:p>The article discusses performance optimization techniques for continuous deployment (CD) in multi-cloud environments, focusing on AI-driven solutions such as predictive analytics, automated rollback systems, and AI-based test case generation. It highlights the importance of ethical AI governance and trust in AI-driven DevOps pipelines, and addresses scalability, security, and latency challenges.</text:p>
          </table:table-cell>
          <table:table-cell office:value-type="string" calcext:value-type="string">
            <text:p>The article is relevant as it explores DevOps methodologies and their application in multi-cloud environments, providing insights into optimization techniques and future trends in continuous deployment.</text:p>
          </table:table-cell>
          <table:table-cell office:value-type="string" calcext:value-type="string">
            <text:p><text:a xlink:href="https://www.researchgate.net/profile/Luna-Charlotte/publication/390175336_Performance_Optimization_Techniques_for_Continuous_Deployment_in_Multi-Cloud_Environments/links/67e35c273ad6d174c4beae91/Performance-Optimization-Techniques-for-Continuous-Deployment-in-Multi-Cloud-Environments.pdf" xlink:type="simple">https://www.researchgate.net/profile/Luna-Charlotte/publication/390175336_Performance_Optimization_Techniques_for_Continuous_Deployment_in_Multi-Cloud_Environments/links/67e35c273ad6d174c4beae91/Performance-Optimization-Techniques-for-Continuous-Deployment-in-Multi-Cloud-Environments.pdf</text:a></text:p>
          </table:table-cell>
        </table:table-row>
        <table:table-row table:style-name="ro1">
          <table:table-cell/>
          <table:table-cell office:value-type="float" office:value="45" calcext:value-type="float">
            <text:p>45</text:p>
          </table:table-cell>
          <table:table-cell office:value-type="string" calcext:value-type="string">
            <text:p>AI-Driven DevOps: Transforming Enterprise Architecture and Cloud Management</text:p>
          </table:table-cell>
          <table:table-cell office:value-type="float" office:value="2021" calcext:value-type="float">
            <text:p>2021</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Review</text:p>
          </table:table-cell>
          <table:table-cell office:value-type="string" calcext:value-type="string">
            <text:p>The article discusses the integration of AI into DevOps practices, highlighting its transformative impact on enterprise architecture and cloud management. AI-driven DevOps enhances automation, predictive analytics, and resource optimization, leading to improved efficiency, scalability, and resilience. It addresses challenges such as data privacy, skill gaps, and integration complexity.</text:p>
          </table:table-cell>
          <table:table-cell office:value-type="string" calcext:value-type="string">
            <text:p>The article is relevant as it explores the application of AI in DevOps methodologies, providing insights into how AI can optimize enterprise architecture and cloud management.</text:p>
          </table:table-cell>
          <table:table-cell office:value-type="string" calcext:value-type="string">
            <text:p><text:a xlink:href="https://www.researchgate.net/profile/Adebis-Samuel/publication/390208165_AI-Driven_DevOps_Transforming_Enterprise_Architecture_and_Cloud_Management/links/67e44db89f230864218f0dd0/AI-Driven-DevOps-Transforming-Enterprise-Architecture-and-Cloud-Management.pdf" xlink:type="simple">https://www.researchgate.net/profile/Adebis-Samuel/publication/390208165_AI-Driven_DevOps_Transforming_Enterprise_Architecture_and_Cloud_Management/links/67e44db89f230864218f0dd0/AI-Driven-DevOps-Transforming-Enterprise-Architecture-and-Cloud-Management.pdf</text:a></text:p>
          </table:table-cell>
        </table:table-row>
        <table:table-row table:style-name="ro1">
          <table:table-cell/>
          <table:table-cell office:value-type="float" office:value="46" calcext:value-type="float">
            <text:p>46</text:p>
          </table:table-cell>
          <table:table-cell office:value-type="string" calcext:value-type="string">
            <text:p>The Development and Implementation of M-Edupayment: A Multi-Payment Platform for SMK Negeri 7 Bandar Lampung</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XP</text:p>
          </table:table-cell>
          <table:table-cell office:value-type="string" calcext:value-type="string">
            <text:p>Other (Case Study)</text:p>
          </table:table-cell>
          <table:table-cell office:value-type="string" calcext:value-type="string">
            <text:p>The article describes the development and implementation of a multi-payment platform using Personal Extreme Programming (PXP) methodology. The system was evaluated using the System Usability Scale (SUS) and achieved an average score of 91, classified as "Excellent." The platform introduced features like online payment services for tuition fees, waste banks, and savings, achieving a 99% functional success rate. The study highlights the effectiveness of PXP in adapting to changing requirements and improving organizational efficiency.</text:p>
          </table:table-cell>
          <table:table-cell office:value-type="string" calcext:value-type="string">
            <text:p>The article is relevant as it explores the application of Extreme Programming methodology in software development, providing insights into its effectiveness in educational settings.</text:p>
          </table:table-cell>
          <table:table-cell office:value-type="string" calcext:value-type="string">
            <text:p><text:a xlink:href="https://journal.ugm.ac.id/jpkm/article/view/100850" xlink:type="simple">https://journal.ugm.ac.id/jpkm/article/view/100850</text:a></text:p>
          </table:table-cell>
        </table:table-row>
        <table:table-row table:style-name="ro1">
          <table:table-cell/>
          <table:table-cell office:value-type="float" office:value="47" calcext:value-type="float">
            <text:p>47</text:p>
          </table:table-cell>
          <table:table-cell office:value-type="string" calcext:value-type="string">
            <text:p>Simulation Verification of the Design Methodology for Bottleneck Elimination in the Supply Process</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Kanban</text:p>
          </table:table-cell>
          <table:table-cell office:value-type="string" calcext:value-type="string">
            <text:p>Quantitative</text:p>
          </table:table-cell>
          <table:table-cell office:value-type="string" calcext:value-type="string">
            <text:p>The article presents a case study on using simulation to verify design methodologies for bottleneck elimination in the supply process of an automotive manufacturing system. The study utilized RTLS technology and simulation models to identify and address bottlenecks in material transportation using tugger trains. The proposed solutions effectively eliminated bottlenecks, improving efficiency and optimizing production processes. The paper outlines a methodology for continuous improvement in supply processes through system integration.</text:p>
          </table:table-cell>
          <table:table-cell office:value-type="string" calcext:value-type="string">
            <text:p>The article is relevant as it explores the application of simulation methodologies in optimizing supply chain processes, providing insights into bottleneck elimination techniques.</text:p>
          </table:table-cell>
          <table:table-cell office:value-type="string" calcext:value-type="string">
            <text:p><text:a xlink:href="https://www.preprints.org/manuscript/202503.2098" xlink:type="simple">https://www.preprints.org/manuscript/202503.2098</text:a></text:p>
          </table:table-cell>
        </table:table-row>
        <table:table-row table:style-name="ro1">
          <table:table-cell/>
          <table:table-cell office:value-type="float" office:value="48" calcext:value-type="float">
            <text:p>48</text:p>
          </table:table-cell>
          <table:table-cell office:value-type="string" calcext:value-type="string">
            <text:p>Digital Transformation of Resident Services: Quality and Satisfaction Analysis at Andalas Residence</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Waterfall</text:p>
          </table:table-cell>
          <table:table-cell office:value-type="string" calcext:value-type="string">
            <text:p>Quantitative</text:p>
          </table:table-cell>
          <table:table-cell office:value-type="string" calcext:value-type="string">
            <text:p>The article analyzes the implementation of a digital technology-based resident service satisfaction survey system using the waterfall method at Andalas Residence. The study involved distributing questionnaires to 286 residents and analyzing the data using Structural Equation Modeling-Partial Least Square (SEM-PLS). Results indicated that digital transformation improved service quality and dormitory management efficiency.</text:p>
          </table:table-cell>
          <table:table-cell office:value-type="string" calcext:value-type="string">
            <text:p>The article is relevant as it explores the application of digital transformation methodologies in improving resident services, providing insights into quality and satisfaction enhancements.</text:p>
          </table:table-cell>
          <table:table-cell office:value-type="string" calcext:value-type="string">
            <text:p><text:a xlink:href="http://tip.ppj.unp.ac.id/index.php/tip/article/view/942" xlink:type="simple">http://tip.ppj.unp.ac.id/index.php/tip/article/view/942</text:a></text:p>
          </table:table-cell>
        </table:table-row>
        <table:table-row table:style-name="ro1">
          <table:table-cell/>
          <table:table-cell office:value-type="float" office:value="49" calcext:value-type="float">
            <text:p>49</text:p>
          </table:table-cell>
          <table:table-cell office:value-type="string" calcext:value-type="string">
            <text:p>Agile vs. Waterfall: Which Methodology Best Reduces Scope Creep?</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Agile, Waterfall</text:p>
          </table:table-cell>
          <table:table-cell office:value-type="string" calcext:value-type="string">
            <text:p>Other (Comparative Analysis)</text:p>
          </table:table-cell>
          <table:table-cell office:value-type="string" calcext:value-type="string">
            <text:p>The article compares Agile and Waterfall methodologies to determine which better mitigates scope creep, a common challenge in project management. Agile's iterative approach excels in dynamic environments by embracing controlled change, while Waterfall's structured framework prevents scope creep in stable, well-defined projects. The study suggests that the optimal choice depends on the project context, stakeholder dynamics, and change likelihood.</text:p>
          </table:table-cell>
          <table:table-cell office:value-type="string" calcext:value-type="string">
            <text:p>The article is relevant as it provides a comparative analysis of Agile and Waterfall methodologies, offering insights into their effectiveness in managing scope creep in various project environments.</text:p>
          </table:table-cell>
          <table:table-cell office:value-type="string" calcext:value-type="string">
            <text:p><text:a xlink:href="https://www.researchgate.net/profile/Falade-Adeola/publication/390172470_Agile_vs_Waterfall_Which_Methodology_Best_Reduces_Scope_Creep/links/67e315e235f7044c92879c3b/Agile-vs-Waterfall-Which-Methodology-Best-Reduces-Scope-Creep.pdf" xlink:type="simple">https://www.researchgate.net/profile/Falade-Adeola/publication/390172470_Agile_vs_Waterfall_Which_Methodology_Best_Reduces_Scope_Creep/links/67e315e235f7044c92879c3b/Agile-vs-Waterfall-Which-Methodology-Best-Reduces-Scope-Creep.pdf</text:a></text:p>
          </table:table-cell>
        </table:table-row>
        <table:table-row table:style-name="ro1">
          <table:table-cell/>
          <table:table-cell office:value-type="float" office:value="50" calcext:value-type="float">
            <text:p>50</text:p>
          </table:table-cell>
          <table:table-cell office:value-type="string" calcext:value-type="string">
            <text:p>Securing Containerized Workloads in Kubernetes: Best Practices and Implementation</text:p>
          </table:table-cell>
          <table:table-cell office:value-type="float" office:value="2020" calcext:value-type="float">
            <text:p>2020</text:p>
          </table:table-cell>
          <table:table-cell office:value-type="string" calcext:value-type="string">
            <text:p>Google Scholar</text:p>
          </table:table-cell>
          <table:table-cell office:value-type="string" calcext:value-type="string">
            <text:p>No</text:p>
          </table:table-cell>
          <table:table-cell office:value-type="string" calcext:value-type="string">
            <text:p>DevOps</text:p>
          </table:table-cell>
          <table:table-cell office:value-type="string" calcext:value-type="string">
            <text:p>Other (Review)</text:p>
          </table:table-cell>
          <table:table-cell office:value-type="string" calcext:value-type="string">
            <text:p>The article discusses best practices and implementation strategies for securing containerized workloads within Kubernetes clusters. It proposes a distributed Kubernetes security architecture that enhances application security through vulnerability auditing, real-time monitoring, and comprehensive logging. The framework utilizes Kubernetes' isolation and role-based access controls to enforce minimal privileges and restrict operations, achieving a 99.62% accuracy rate in security testing.</text:p>
          </table:table-cell>
          <table:table-cell office:value-type="string" calcext:value-type="string">
            <text:p>The article is relevant as it provides insights into securing Kubernetes environments, which is crucial for organizations adopting containerization and DevOps practices.</text:p>
          </table:table-cell>
          <table:table-cell office:value-type="string" calcext:value-type="string">
            <text:p><text:a xlink:href="https://papers.ssrn.com/sol3/papers.cfm?abstract_id=5194051" xlink:type="simple">https://papers.ssrn.com/sol3/papers.cfm?abstract_id=5194051</text:a></text:p>
          </table:table-cell>
        </table:table-row>
        <table:table-row table:style-name="ro1">
          <table:table-cell/>
          <table:table-cell office:value-type="float" office:value="51" calcext:value-type="float">
            <text:p>51</text:p>
          </table:table-cell>
          <table:table-cell office:value-type="string" calcext:value-type="string">
            <text:p>Integration of Financial Technology and Delivery Services on Digital Restaurant Menu in Bubur Tangki 18 Wawah Semarang Restaurant</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study explores the integration of financial technology and delivery services into the digital menu of Bubur Tangki 18 Wawah Semarang restaurant. Using the Waterfall development method, the research finds that integrating digital payments through the Midtrans payment gateway expedites transactions and reduces errors, enhancing operational efficiency. Additionally, integrating delivery services facilitates online ordering and expands customer reach.</text:p>
          </table:table-cell>
          <table:table-cell office:value-type="string" calcext:value-type="string">
            <text:p>The article is relevant as it examines the application of digital technology in the restaurant industry, providing insights into improving service and operational efficiency through financial technology and delivery service integration.</text:p>
          </table:table-cell>
          <table:table-cell office:value-type="string" calcext:value-type="string">
            <text:p><text:a xlink:href="https://journal.unika.ac.id/index.php/jbt/article/view/11809" xlink:type="simple">https://journal.unika.ac.id/index.php/jbt/article/view/11809</text:a></text:p>
          </table:table-cell>
        </table:table-row>
        <table:table-row table:style-name="ro1">
          <table:table-cell/>
          <table:table-cell office:value-type="float" office:value="52" calcext:value-type="float">
            <text:p>52</text:p>
          </table:table-cell>
          <table:table-cell office:value-type="string" calcext:value-type="string">
            <text:p>KerjaKarya: An Inclusive Digital Solution to Expand Access for the Disabled Labour Force</text:p>
          </table:table-cell>
          <table:table-cell office:value-type="float" office:value="2025" calcext:value-type="float">
            <text:p>2025</text:p>
          </table:table-cell>
          <table:table-cell office:value-type="string" calcext:value-type="string">
            <text:p>Google Scholar</text:p>
          </table:table-cell>
          <table:table-cell office:value-type="string" calcext:value-type="string">
            <text:p>No</text:p>
          </table:table-cell>
          <table:table-cell office:value-type="string" calcext:value-type="string">
            <text:p>Waterfall</text:p>
          </table:table-cell>
          <table:table-cell office:value-type="string" calcext:value-type="string">
            <text:p>Qualitative</text:p>
          </table:table-cell>
          <table:table-cell office:value-type="string" calcext:value-type="string">
            <text:p>The article discusses the development and testing of the KerjaKarya application, a web-based platform designed to facilitate job access for people with disabilities. Using the System Development Life Cycle (SDLC) with a waterfall approach, the study involved literature reviews, interviews, and testing with black box techniques and user trials. The application successfully met user needs with a friendly interface and relevant features, improving accessibility and participation in the labor market for people with disabilities.</text:p>
          </table:table-cell>
          <table:table-cell office:value-type="string" calcext:value-type="string">
            <text:p>The article is not included as it focuses on job accessibility for disabled individuals, which is not directly relevant to the evaluation of development methodologies like Scrum, Kanban, Waterfall, XP, and DevOps.</text:p>
          </table:table-cell>
          <table:table-cell office:value-type="string" calcext:value-type="string">
            <text:p><text:a xlink:href="https://e-jurnal.pnl.ac.id/JAISE/article/view/6429" xlink:type="simple">https://e-jurnal.pnl.ac.id/JAISE/article/view/6429</text:a></text:p>
          </table:table-cell>
        </table:table-row>
        <table:table-row table:style-name="ro9">
          <table:table-cell/>
          <table:table-cell office:value-type="float" office:value="53" calcext:value-type="float">
            <text:p>53</text:p>
          </table:table-cell>
          <table:table-cell office:value-type="string" calcext:value-type="string">
            <text:p><text:span text:style-name="T1"><text:a xlink:href="https://e-jurnal.pnl.ac.id/JAISE/article/view/6454" xlink:type="simple">Design of a Traditional Clothing Rental Information System Using the First Come First Serve (FCFS) Algorithm Based on a Website</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4" calcext:value-type="float">
            <text:p>54</text:p>
          </table:table-cell>
          <table:table-cell office:value-type="string" calcext:value-type="string">
            <text:p><text:span text:style-name="T1"><text:a xlink:href="https://www.biorxiv.org/content/10.1101/2025.03.20.644345.abstract" xlink:type="simple">pyALRA: python implementation of low-rank zero-preserving approximation of single cell RNA-seq</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5" calcext:value-type="float">
            <text:p>55</text:p>
          </table:table-cell>
          <table:table-cell office:value-type="string" calcext:value-type="string">
            <text:p><text:span text:style-name="T1"><text:a xlink:href="http://journal.msti-indonesia.com/index.php/jmasif/article/view/479" xlink:type="simple">Rancang Bangun Aplikasi Toko Online Berbasis Website ATK Yudistira Jaya</text:a></text:span></text:p>
            <text:p/>
          </table:table-cell>
          <table:table-cell table:number-columns-repeated="2"/>
          <table:table-cell office:value-type="string" calcext:value-type="string">
            <text:p>No</text:p>
          </table:table-cell>
          <table:table-cell table:number-columns-repeated="5"/>
        </table:table-row>
        <table:table-row table:style-name="ro9">
          <table:table-cell/>
          <table:table-cell office:value-type="float" office:value="56" calcext:value-type="float">
            <text:p>56</text:p>
          </table:table-cell>
          <table:table-cell office:value-type="string" calcext:value-type="string">
            <text:p><text:span text:style-name="T1"><text:a xlink:href="http://journal.msti-indonesia.com/index.php/jmasif/article/view/495" xlink:type="simple">Pengembangan Sistem Informasi Kerja Sama Limjamsos Berbasis Web di Dinas Sosial Aceh</text:a></text:span></text:p>
            <text:p/>
          </table:table-cell>
          <table:table-cell table:number-columns-repeated="2"/>
          <table:table-cell office:value-type="string" calcext:value-type="string">
            <text:p>No</text:p>
          </table:table-cell>
          <table:table-cell table:number-columns-repeated="5"/>
        </table:table-row>
        <table:table-row table:style-name="ro1">
          <table:table-cell/>
          <table:table-cell office:value-type="float" office:value="57" calcext:value-type="float">
            <text:p>57</text:p>
          </table:table-cell>
          <table:table-cell office:value-type="string" calcext:value-type="string">
            <text:p>Continuous Testing in CI/CD Pipeline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Yes</text:p>
          </table:table-cell>
          <table:table-cell office:value-type="string" calcext:value-type="string">
            <text:p>DevOps</text:p>
          </table:table-cell>
          <table:table-cell office:value-type="string" calcext:value-type="string">
            <text:p>Other (Review)</text:p>
          </table:table-cell>
          <table:table-cell office:value-type="string" calcext:value-type="string">
            <text:p>The article explores the role of Continuous Testing in CI/CD pipelines, emphasizing its importance in ensuring software quality by verifying code changes before deployment. It discusses benefits, challenges, and solutions for implementing Continuous Testing, including AI-driven test automation and self-healing tests. Real-world case studies illustrate successful adoption, highlighting improvements in software quality and deployment efficiency.</text:p>
          </table:table-cell>
          <table:table-cell office:value-type="string" calcext:value-type="string">
            <text:p>The article is relevant as it examines Continuous Testing within DevOps practices, providing insights into optimizing software delivery processes and addressing testing challenges.</text:p>
          </table:table-cell>
          <table:table-cell office:value-type="string" calcext:value-type="string">
            <text:p><text:a xlink:href="https://www.researchgate.net/profile/Vivek-Jain-48/publication/390113334_Continuous_Testing_in_CICD_Pipelines/links/67e0a46dfe0f5a760f8bb455/Continuous-Testing-in-CI-CD-Pipelines.pdf" xlink:type="simple">https://www.researchgate.net/profile/Vivek-Jain-48/publication/390113334_Continuous_Testing_in_CICD_Pipelines/links/67e0a46dfe0f5a760f8bb455/Continuous-Testing-in-CI-CD-Pipelines.pdf</text:a></text:p>
          </table:table-cell>
        </table:table-row>
        <table:table-row table:style-name="ro1">
          <table:table-cell/>
          <table:table-cell office:value-type="float" office:value="58" calcext:value-type="float">
            <text:p>58</text:p>
          </table:table-cell>
          <table:table-cell office:value-type="string" calcext:value-type="string">
            <text:p>Agile Transformation in Large Organizations</text:p>
          </table:table-cell>
          <table:table-cell office:value-type="float" office:value="2023" calcext:value-type="float">
            <text:p>2023</text:p>
          </table:table-cell>
          <table:table-cell office:value-type="string" calcext:value-type="string">
            <text:p>Google Scholar</text:p>
          </table:table-cell>
          <table:table-cell office:value-type="string" calcext:value-type="string">
            <text:p>No</text:p>
          </table:table-cell>
          <table:table-cell office:value-type="string" calcext:value-type="string">
            <text:p>Agile</text:p>
          </table:table-cell>
          <table:table-cell office:value-type="string" calcext:value-type="string">
            <text:p>Other (Review)</text:p>
          </table:table-cell>
          <table:table-cell office:value-type="string" calcext:value-type="string">
            <text:p>The article analyzes Agile transformation in large organizations, highlighting challenges such as cultural resistance, legacy systems, and governance constraints. It discusses strategic approaches for successful Agile adoption, including executive sponsorship, incremental rollout, and Agile coaching. Real-world case studies from organizations like Spotify and ING illustrate diverse Agile transformation journeys. Future trends include AI-enhanced Agile processes and hybrid Agile-Waterfall models.</text:p>
          </table:table-cell>
          <table:table-cell office:value-type="string" calcext:value-type="string">
            <text:p>The article is relevant as it provides insights into Agile methodologies and their application in large-scale organizational transformations, addressing challenges and strategies for effective implementation.</text:p>
          </table:table-cell>
          <table:table-cell office:value-type="string" calcext:value-type="string">
            <text:p><text:a xlink:href="https://www.researchgate.net/profile/Vivek-Jain-48/publication/390112092_Agile_Transformation_in_Large_Organizations/links/67e0a34072f7f37c3e8a03b6/Agile-Transformation-in-Large-Organizations.pdf" xlink:type="simple">https://www.researchgate.net/profile/Vivek-Jain-48/publication/390112092_Agile_Transformation_in_Large_Organizations/links/67e0a34072f7f37c3e8a03b6/Agile-Transformation-in-Large-Organizations.pdf</text:a></text:p>
          </table:table-cell>
        </table:table-row>
        <table:table-row table:style-name="ro10">
          <table:table-cell/>
          <table:table-cell office:value-type="float" office:value="59" calcext:value-type="float">
            <text:p>59</text:p>
          </table:table-cell>
          <table:table-cell office:value-type="string" calcext:value-type="string">
            <text:p>Artificial Intelligence Driven Agile Project Management: Enhancing Collaboration, Productivity, and Decision-Making in Virtual Teams</text:p>
          </table:table-cell>
          <table:table-cell/>
          <table:table-cell office:value-type="string" calcext:value-type="string">
            <text:p>Google Scholar</text:p>
          </table:table-cell>
          <table:table-cell office:value-type="string" calcext:value-type="string">
            <text:p>No</text:p>
          </table:table-cell>
          <table:table-cell office:value-type="string" calcext:value-type="string">
            <text:p>Agile</text:p>
          </table:table-cell>
          <table:table-cell office:value-type="string" calcext:value-type="string">
            <text:p>Qualitative</text:p>
          </table:table-cell>
          <table:table-cell office:value-type="string" calcext:value-type="string">
            <text:p>The article examines how artificial intelligence enhances agile project management, particularly in virtual teams, by improving communication, productivity, and decision-making. AI-driven solutions such as predictive analytics, NLP, and automation platforms enhance project workflows, reduce human error, and foster collaboration. The study highlights challenges such as implementation costs and integration constraints, while emphasizing AI's role in automating tasks and providing data-driven insights.</text:p>
          </table:table-cell>
          <table:table-cell office:value-type="string" calcext:value-type="string">
            <text:p>The article is relevant as it explores the integration of AI with Agile methodologies, providing insights into improving project management processes in virtual environments.</text:p>
          </table:table-cell>
          <table:table-cell office:value-type="string" calcext:value-type="string">
            <text:p><text:a xlink:href="https://www.researchgate.net/profile/Sureshkumar-Somanathan/publication/390131360_Artificial_Intelligence_Driven_Agile_Project_Management_Enhancing_Collaboration_Productivity_and_Decision-Making_in_Virtual_Teams/links/67e19c10e62c604a0d11c132/Artificial-Intelligence-Driven-Agile-Project-Management-Enhancing-Collaboration-Productivity-and-Decision-Making-in-Virtual-Teams.pdf" xlink:type="simple">https://www.researchgate.net/profile/Sureshkumar-Somanathan/publication/390131360_Artificial_Intelligence_Driven_Agile_Project_Management_Enhancing_Collaboration_Productivity_and_Decision-Making_in_Virtual_Teams/links/67e19c10e62c604a0d11c132/Artificial-Intelligence-Driven-Agile-Project-Management-Enhancing-Collaboration-Productivity-and-Decision-Making-in-Virtual-Teams.pdf</text:a></text:p>
          </table:table-cell>
        </table:table-row>
        <table:table-row table:style-name="ro9">
          <table:table-cell/>
          <table:table-cell office:value-type="float" office:value="60" calcext:value-type="float">
            <text:p>60</text:p>
          </table:table-cell>
          <table:table-cell office:value-type="string" calcext:value-type="string">
            <text:p><text:span text:style-name="T1"><text:a xlink:href="https://dl.acm.org/doi/abs/10.1002/smr.70016" xlink:type="simple">Improving IT/Business Alignment in DevOps:: Business Capability for Adopting BizDevOps</text:a></text:span></text:p>
            <text:p/>
          </table:table-cell>
          <table:table-cell table:number-columns-repeated="2"/>
          <table:table-cell office:value-type="string" calcext:value-type="string">
            <text:p>No</text:p>
          </table:table-cell>
          <table:table-cell table:number-columns-repeated="5"/>
        </table:table-row>
      </table:table>
      <table:table table:name="Sheet2"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Droid Naskh Shift Alt" svg:font-family="'Droid Naskh Shift Al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imbus Sans" style:font-size-asian="10pt" style:language-asian="zh" style:country-asian="CN" style:font-name-complex="Nimbus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Adwaita Sans" style:font-size-asian="12pt" style:language-asian="zh" style:country-asian="CN" style:font-name-complex="Nimbus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imbus Sans" style:font-family-asian="'Nimbus Sans'" style:font-family-generic-asian="system" style:font-pitch-asian="variable" style:font-size-asian="10pt" style:font-name-complex="Nimbus Sans" style:font-family-complex="'Nimbus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15:22:17.4956931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9T17:10:53.633872371</meta:creation-date>
    <dc:date>2025-04-27T15:50:53.212338329</dc:date>
    <meta:editing-duration>PT1H8M8S</meta:editing-duration>
    <meta:editing-cycles>9</meta:editing-cycles>
    <meta:generator>LibreOffice/25.2.2.2$Linux_X86_64 LibreOffice_project/520$Build-2</meta:generator>
    <meta:print-date>2025-03-29T19:33:32.750166494</meta:print-date>
    <meta:printed-by>PDF files</meta:printed-by>
    <meta:document-statistic meta:table-count="2" meta:cell-count="557" meta:object-count="0"/>
  </office:meta>
</office:document-meta>
</file>